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4000001822DC5A8166A55DE8D.png" manifest:media-type="image/png"/>
  <manifest:file-entry manifest:full-path="Pictures/10000201000003CF0000011A6556BDFAA7CB8877.png" manifest:media-type="image/png"/>
  <manifest:file-entry manifest:full-path="Pictures/100002010000067C000002CBC6A5629DE9A274B0.png" manifest:media-type="image/png"/>
  <manifest:file-entry manifest:full-path="Pictures/10000201000004A4000002464C5271C55FD0BC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0bea08f" officeooo:paragraph-rsid="00bea08f" fo:background-color="#fff200" style:font-weight-asian="bold" style:font-weight-complex="bold"/>
    </style:style>
    <style:style style:name="P24"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25" style:family="paragraph" style:parent-style-name="Standard">
      <style:text-properties officeooo:rsid="000e9dc5" officeooo:paragraph-rsid="000e9dc5"/>
    </style:style>
    <style:style style:name="P26" style:family="paragraph" style:parent-style-name="Standard">
      <style:text-properties officeooo:rsid="0010b0dd" officeooo:paragraph-rsid="0010b0dd"/>
    </style:style>
    <style:style style:name="P27" style:family="paragraph" style:parent-style-name="Standard">
      <style:text-properties officeooo:rsid="00134440" officeooo:paragraph-rsid="00134440"/>
    </style:style>
    <style:style style:name="P28"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29"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30"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31"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32"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33"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37" style:family="paragraph" style:parent-style-name="Standard">
      <style:text-properties officeooo:rsid="0014f28d" officeooo:paragraph-rsid="0014f28d"/>
    </style:style>
    <style:style style:name="P38" style:family="paragraph" style:parent-style-name="Standard">
      <style:text-properties officeooo:rsid="00272a01" officeooo:paragraph-rsid="00272a01"/>
    </style:style>
    <style:style style:name="P39" style:family="paragraph" style:parent-style-name="Standard">
      <style:text-properties fo:font-weight="normal" officeooo:rsid="0029eed7" officeooo:paragraph-rsid="00281436" style:font-weight-asian="normal" style:font-weight-complex="normal"/>
    </style:style>
    <style:style style:name="P40" style:family="paragraph" style:parent-style-name="Standard">
      <style:text-properties fo:font-weight="normal" officeooo:rsid="0040946c" officeooo:paragraph-rsid="0040946c" style:font-weight-asian="normal" style:font-weight-complex="normal"/>
    </style:style>
    <style:style style:name="P41" style:family="paragraph" style:parent-style-name="Standard">
      <style:text-properties fo:font-weight="normal" officeooo:rsid="0040946c" officeooo:paragraph-rsid="00a6e32f" style:font-weight-asian="normal" style:font-weight-complex="normal"/>
    </style:style>
    <style:style style:name="P42" style:family="paragraph" style:parent-style-name="Standard">
      <style:text-properties fo:font-weight="normal" officeooo:rsid="0042495e" officeooo:paragraph-rsid="0042495e" style:font-weight-asian="normal" style:font-weight-complex="normal"/>
    </style:style>
    <style:style style:name="P43" style:family="paragraph" style:parent-style-name="Standard">
      <style:text-properties fo:font-weight="normal" officeooo:rsid="0043f646" officeooo:paragraph-rsid="0043f646" style:font-weight-asian="normal" style:font-weight-complex="normal"/>
    </style:style>
    <style:style style:name="P44" style:family="paragraph" style:parent-style-name="Standard">
      <style:text-properties fo:font-weight="normal" officeooo:rsid="00440e77" officeooo:paragraph-rsid="00440e77" style:font-weight-asian="normal" style:font-weight-complex="normal"/>
    </style:style>
    <style:style style:name="P45" style:family="paragraph" style:parent-style-name="Standard">
      <style:text-properties fo:font-weight="normal" officeooo:rsid="004512d1" officeooo:paragraph-rsid="004ab26d" style:font-weight-asian="normal" style:font-weight-complex="normal"/>
    </style:style>
    <style:style style:name="P46" style:family="paragraph" style:parent-style-name="Standard">
      <style:text-properties fo:font-weight="normal" officeooo:rsid="0048c7d7" officeooo:paragraph-rsid="0048c7d7" style:font-weight-asian="normal" style:font-weight-complex="normal"/>
    </style:style>
    <style:style style:name="P47" style:family="paragraph" style:parent-style-name="Standard">
      <style:text-properties fo:font-weight="normal" officeooo:rsid="0048e47d" officeooo:paragraph-rsid="0048e47d" style:font-weight-asian="normal" style:font-weight-complex="normal"/>
    </style:style>
    <style:style style:name="P48" style:family="paragraph" style:parent-style-name="Standard">
      <style:text-properties fo:font-weight="normal" officeooo:rsid="004bc164" officeooo:paragraph-rsid="004bc164" style:font-weight-asian="normal" style:font-weight-complex="normal"/>
    </style:style>
    <style:style style:name="P49" style:family="paragraph" style:parent-style-name="Standard">
      <style:text-properties fo:font-weight="normal" officeooo:rsid="004c4790" officeooo:paragraph-rsid="004c4790" style:font-weight-asian="normal" style:font-weight-complex="normal"/>
    </style:style>
    <style:style style:name="P50" style:family="paragraph" style:parent-style-name="Standard">
      <style:text-properties fo:font-weight="normal" officeooo:rsid="004d0a90" officeooo:paragraph-rsid="004d0a90" style:font-weight-asian="normal" style:font-weight-complex="normal"/>
    </style:style>
    <style:style style:name="P51" style:family="paragraph" style:parent-style-name="Standard">
      <style:text-properties fo:font-weight="normal" officeooo:rsid="004e178f" officeooo:paragraph-rsid="004e178f" style:font-weight-asian="normal" style:font-weight-complex="normal"/>
    </style:style>
    <style:style style:name="P52" style:family="paragraph" style:parent-style-name="Standard">
      <style:text-properties fo:font-weight="normal" officeooo:rsid="004fdf79" officeooo:paragraph-rsid="004fdf79" style:font-weight-asian="normal" style:font-weight-complex="normal"/>
    </style:style>
    <style:style style:name="P53" style:family="paragraph" style:parent-style-name="Standard">
      <style:text-properties fo:font-weight="normal" officeooo:rsid="0051a887" officeooo:paragraph-rsid="0051a887" style:font-weight-asian="normal" style:font-weight-complex="normal"/>
    </style:style>
    <style:style style:name="P54" style:family="paragraph" style:parent-style-name="Standard">
      <style:text-properties fo:font-weight="normal" officeooo:rsid="0052e500" officeooo:paragraph-rsid="0052e500" style:font-weight-asian="normal" style:font-weight-complex="normal"/>
    </style:style>
    <style:style style:name="P55" style:family="paragraph" style:parent-style-name="Standard">
      <style:text-properties fo:font-weight="normal" officeooo:rsid="0053efc5" officeooo:paragraph-rsid="0053efc5" style:font-weight-asian="normal" style:font-weight-complex="normal"/>
    </style:style>
    <style:style style:name="P56" style:family="paragraph" style:parent-style-name="Standard">
      <style:text-properties fo:font-weight="normal" officeooo:rsid="0055775c" officeooo:paragraph-rsid="0055775c" style:font-weight-asian="normal" style:font-weight-complex="normal"/>
    </style:style>
    <style:style style:name="P57" style:family="paragraph" style:parent-style-name="Standard">
      <style:text-properties fo:font-weight="normal" officeooo:rsid="0057abaf" officeooo:paragraph-rsid="0057abaf" style:font-weight-asian="normal" style:font-weight-complex="normal"/>
    </style:style>
    <style:style style:name="P58" style:family="paragraph" style:parent-style-name="Standard">
      <style:text-properties fo:font-weight="normal" officeooo:rsid="0058ece6" officeooo:paragraph-rsid="0058ece6" style:font-weight-asian="normal" style:font-weight-complex="normal"/>
    </style:style>
    <style:style style:name="P59" style:family="paragraph" style:parent-style-name="Standard">
      <style:text-properties fo:font-weight="normal" officeooo:rsid="00593470" officeooo:paragraph-rsid="00593470" style:font-weight-asian="normal" style:font-weight-complex="normal"/>
    </style:style>
    <style:style style:name="P60" style:family="paragraph" style:parent-style-name="Standard">
      <style:text-properties fo:font-weight="normal" officeooo:rsid="0088768b" officeooo:paragraph-rsid="0088768b" style:font-weight-asian="normal" style:font-weight-complex="normal"/>
    </style:style>
    <style:style style:name="P61" style:family="paragraph" style:parent-style-name="Standard">
      <style:text-properties fo:font-weight="normal" officeooo:rsid="008b4917" officeooo:paragraph-rsid="008b4917" style:font-weight-asian="normal" style:font-weight-complex="normal"/>
    </style:style>
    <style:style style:name="P62" style:family="paragraph" style:parent-style-name="Standard">
      <style:text-properties fo:font-weight="normal" officeooo:rsid="009a5ef1" officeooo:paragraph-rsid="009a5ef1" style:font-weight-asian="normal" style:font-weight-complex="normal"/>
    </style:style>
    <style:style style:name="P63" style:family="paragraph" style:parent-style-name="Standard">
      <style:text-properties fo:font-weight="normal" officeooo:rsid="009c9abd" officeooo:paragraph-rsid="009c9abd" style:font-weight-asian="normal" style:font-weight-complex="normal"/>
    </style:style>
    <style:style style:name="P64" style:family="paragraph" style:parent-style-name="Standard">
      <style:text-properties fo:font-weight="normal" officeooo:rsid="00a1e4c8" officeooo:paragraph-rsid="00a1e4c8" style:font-weight-asian="normal" style:font-weight-complex="normal"/>
    </style:style>
    <style:style style:name="P65" style:family="paragraph" style:parent-style-name="Standard">
      <style:text-properties fo:font-weight="normal" officeooo:rsid="0092640b" officeooo:paragraph-rsid="00922c86" style:font-weight-asian="normal" style:font-weight-complex="normal"/>
    </style:style>
    <style:style style:name="P66" style:family="paragraph" style:parent-style-name="Standard">
      <style:text-properties fo:font-weight="normal" officeooo:rsid="00a41d75" officeooo:paragraph-rsid="00b1349d" style:font-weight-asian="normal" style:font-weight-complex="normal"/>
    </style:style>
    <style:style style:name="P67" style:family="paragraph" style:parent-style-name="Standard">
      <style:text-properties fo:font-weight="normal" officeooo:rsid="00a41d75" officeooo:paragraph-rsid="00e1cb47" style:font-weight-asian="normal" style:font-weight-complex="normal"/>
    </style:style>
    <style:style style:name="P68" style:family="paragraph" style:parent-style-name="Standard">
      <style:text-properties fo:font-weight="normal" officeooo:rsid="00b87ee5" officeooo:paragraph-rsid="00b87ee5" style:font-weight-asian="normal" style:font-weight-complex="normal"/>
    </style:style>
    <style:style style:name="P69" style:family="paragraph" style:parent-style-name="Standard">
      <style:text-properties fo:font-weight="normal" officeooo:rsid="00b8a4cf" officeooo:paragraph-rsid="00b8a4cf" style:font-weight-asian="normal" style:font-weight-complex="normal"/>
    </style:style>
    <style:style style:name="P70" style:family="paragraph" style:parent-style-name="Standard">
      <style:text-properties fo:font-weight="normal" officeooo:rsid="00bb0910" officeooo:paragraph-rsid="00bb0910" style:font-weight-asian="normal" style:font-weight-complex="normal"/>
    </style:style>
    <style:style style:name="P71" style:family="paragraph" style:parent-style-name="Standard">
      <style:text-properties fo:font-weight="normal" officeooo:rsid="00ce792c" officeooo:paragraph-rsid="00ce792c" style:font-weight-asian="normal" style:font-weight-complex="normal"/>
    </style:style>
    <style:style style:name="P72" style:family="paragraph" style:parent-style-name="Standard">
      <style:text-properties fo:font-weight="normal" officeooo:rsid="00d22ac6" officeooo:paragraph-rsid="00d22ac6" style:font-weight-asian="normal" style:font-weight-complex="normal"/>
    </style:style>
    <style:style style:name="P73" style:family="paragraph" style:parent-style-name="Standard">
      <style:text-properties fo:font-weight="normal" officeooo:rsid="00d305b0" officeooo:paragraph-rsid="00d305b0" style:font-weight-asian="normal" style:font-weight-complex="normal"/>
    </style:style>
    <style:style style:name="P74" style:family="paragraph" style:parent-style-name="Standard">
      <style:text-properties fo:font-weight="normal" officeooo:rsid="0074e6f7" officeooo:paragraph-rsid="00a6e32f" style:font-weight-asian="normal" style:font-weight-complex="normal"/>
    </style:style>
    <style:style style:name="P75" style:family="paragraph" style:parent-style-name="Standard">
      <style:text-properties fo:font-weight="normal" officeooo:rsid="00d4ba39" officeooo:paragraph-rsid="00d4ba39" style:font-weight-asian="normal" style:font-weight-complex="normal"/>
    </style:style>
    <style:style style:name="P76" style:family="paragraph" style:parent-style-name="Standard">
      <style:text-properties fo:font-weight="normal" officeooo:rsid="00d79764" officeooo:paragraph-rsid="00d79764" style:font-weight-asian="normal" style:font-weight-complex="normal"/>
    </style:style>
    <style:style style:name="P77" style:family="paragraph" style:parent-style-name="Standard">
      <style:text-properties fo:font-weight="normal" officeooo:rsid="00d9f4d2" officeooo:paragraph-rsid="00d9f4d2" style:font-weight-asian="normal" style:font-weight-complex="normal"/>
    </style:style>
    <style:style style:name="P78" style:family="paragraph" style:parent-style-name="Standard">
      <style:text-properties fo:font-weight="normal" officeooo:rsid="00dbe50e" officeooo:paragraph-rsid="00dbe50e" style:font-weight-asian="normal" style:font-weight-complex="normal"/>
    </style:style>
    <style:style style:name="P79" style:family="paragraph" style:parent-style-name="Standard">
      <style:text-properties fo:font-weight="normal" officeooo:rsid="00dc1890" officeooo:paragraph-rsid="00dc1890" style:font-weight-asian="normal" style:font-weight-complex="normal"/>
    </style:style>
    <style:style style:name="P80" style:family="paragraph" style:parent-style-name="Standard">
      <style:text-properties fo:font-weight="normal" officeooo:rsid="00ddffa3" officeooo:paragraph-rsid="00ddffa3" style:font-weight-asian="normal" style:font-weight-complex="normal"/>
    </style:style>
    <style:style style:name="P81" style:family="paragraph" style:parent-style-name="Standard">
      <style:text-properties fo:font-weight="normal" officeooo:rsid="00df488c" officeooo:paragraph-rsid="00df488c" style:font-weight-asian="normal" style:font-weight-complex="normal"/>
    </style:style>
    <style:style style:name="P82" style:family="paragraph" style:parent-style-name="Standard">
      <style:text-properties fo:font-weight="normal" officeooo:rsid="00e132ae" officeooo:paragraph-rsid="00e132ae" style:font-weight-asian="normal" style:font-weight-complex="normal"/>
    </style:style>
    <style:style style:name="P83" style:family="paragraph" style:parent-style-name="Standard">
      <style:text-properties fo:font-weight="normal" officeooo:rsid="00e13b22" officeooo:paragraph-rsid="00e13b22" style:font-weight-asian="normal" style:font-weight-complex="normal"/>
    </style:style>
    <style:style style:name="P84" style:family="paragraph" style:parent-style-name="Standard">
      <style:text-properties fo:font-weight="normal" officeooo:rsid="00e2941b" officeooo:paragraph-rsid="00e2941b" style:font-weight-asian="normal" style:font-weight-complex="normal"/>
    </style:style>
    <style:style style:name="P85" style:family="paragraph" style:parent-style-name="Standard">
      <style:text-properties fo:font-weight="normal" officeooo:rsid="00e38904" officeooo:paragraph-rsid="00e38904" style:font-weight-asian="normal" style:font-weight-complex="normal"/>
    </style:style>
    <style:style style:name="P86" style:family="paragraph" style:parent-style-name="Standard">
      <style:text-properties fo:font-weight="normal" officeooo:rsid="00e491ec" officeooo:paragraph-rsid="00e491ec" style:font-weight-asian="normal" style:font-weight-complex="normal"/>
    </style:style>
    <style:style style:name="P87" style:family="paragraph" style:parent-style-name="Standard">
      <style:text-properties fo:font-weight="normal" officeooo:rsid="00eb267e" officeooo:paragraph-rsid="00eb267e" style:font-weight-asian="normal" style:font-weight-complex="normal"/>
    </style:style>
    <style:style style:name="P88" style:family="paragraph" style:parent-style-name="Standard">
      <style:text-properties fo:font-weight="normal" officeooo:rsid="00ebfffc" officeooo:paragraph-rsid="00ebfffc" style:font-weight-asian="normal" style:font-weight-complex="normal"/>
    </style:style>
    <style:style style:name="P89" style:family="paragraph" style:parent-style-name="Standard">
      <style:text-properties fo:font-weight="normal" officeooo:rsid="00ed463d" officeooo:paragraph-rsid="00ed463d" style:font-weight-asian="normal" style:font-weight-complex="normal"/>
    </style:style>
    <style:style style:name="P90" style:family="paragraph" style:parent-style-name="Standard">
      <style:text-properties fo:font-weight="normal" officeooo:rsid="00f18cae" officeooo:paragraph-rsid="00f18cae" style:font-weight-asian="normal" style:font-weight-complex="normal"/>
    </style:style>
    <style:style style:name="P91" style:family="paragraph" style:parent-style-name="Standard">
      <style:text-properties fo:font-weight="normal" officeooo:rsid="00f19bd9" officeooo:paragraph-rsid="00f19bd9" style:font-weight-asian="normal" style:font-weight-complex="normal"/>
    </style:style>
    <style:style style:name="P92" style:family="paragraph" style:parent-style-name="Standard">
      <style:text-properties fo:font-weight="normal" officeooo:rsid="00f1b416" officeooo:paragraph-rsid="00f1b416" style:font-weight-asian="normal" style:font-weight-complex="normal"/>
    </style:style>
    <style:style style:name="P93" style:family="paragraph" style:parent-style-name="Standard">
      <style:text-properties fo:font-weight="normal" officeooo:rsid="00f6b85c" officeooo:paragraph-rsid="00f6b85c" style:font-weight-asian="normal" style:font-weight-complex="normal"/>
    </style:style>
    <style:style style:name="P94" style:family="paragraph" style:parent-style-name="Standard">
      <style:text-properties fo:font-weight="normal" officeooo:rsid="00fbfc76" officeooo:paragraph-rsid="00fbfc76" style:font-weight-asian="normal" style:font-weight-complex="normal"/>
    </style:style>
    <style:style style:name="P95" style:family="paragraph" style:parent-style-name="Standard">
      <style:text-properties fo:font-weight="normal" officeooo:rsid="004c4790" officeooo:paragraph-rsid="004c4790" fo:background-color="#fff200" style:font-weight-asian="normal" style:font-weight-complex="normal"/>
    </style:style>
    <style:style style:name="P96" style:family="paragraph" style:parent-style-name="Standard">
      <style:text-properties fo:font-weight="normal" officeooo:rsid="00593470" officeooo:paragraph-rsid="00593470" fo:background-color="#fff200" style:font-weight-asian="normal" style:font-weight-complex="normal"/>
    </style:style>
    <style:style style:name="P97" style:family="paragraph" style:parent-style-name="Standard">
      <style:text-properties fo:font-weight="normal" officeooo:rsid="008bafff" officeooo:paragraph-rsid="008bafff" fo:background-color="#fff200" style:font-weight-asian="normal" style:font-weight-complex="normal"/>
    </style:style>
    <style:style style:name="P98" style:family="paragraph" style:parent-style-name="Standard">
      <style:text-properties officeooo:rsid="002f78f0" officeooo:paragraph-rsid="002f78f0"/>
    </style:style>
    <style:style style:name="P99"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100"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101"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102"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106" style:family="paragraph" style:parent-style-name="Standard">
      <style:text-properties officeooo:rsid="003d9ba9" officeooo:paragraph-rsid="003d9ba9"/>
    </style:style>
    <style:style style:name="P107" style:family="paragraph" style:parent-style-name="Standard">
      <style:text-properties officeooo:rsid="003f8704" officeooo:paragraph-rsid="003f8704"/>
    </style:style>
    <style:style style:name="P108" style:family="paragraph" style:parent-style-name="Standard">
      <style:text-properties officeooo:paragraph-rsid="0040946c"/>
    </style:style>
    <style:style style:name="P109" style:family="paragraph" style:parent-style-name="Standard">
      <style:text-properties style:text-underline-style="none" fo:font-weight="normal" officeooo:rsid="006353b3" officeooo:paragraph-rsid="006353b3" style:font-weight-asian="normal" style:font-weight-complex="normal"/>
    </style:style>
    <style:style style:name="P110" style:family="paragraph" style:parent-style-name="Standard">
      <style:text-properties style:text-underline-style="none" fo:font-weight="bold" officeooo:rsid="00636039" officeooo:paragraph-rsid="00636039" style:font-weight-asian="bold" style:font-weight-complex="bold"/>
    </style:style>
    <style:style style:name="P1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1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1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1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1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1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1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1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1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1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1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122" style:family="paragraph" style:parent-style-name="Standard" style:list-style-name="L1">
      <style:text-properties officeooo:rsid="000bff9b" officeooo:paragraph-rsid="000bff9b"/>
    </style:style>
    <style:style style:name="P123" style:family="paragraph" style:parent-style-name="Standard" style:list-style-name="L1">
      <style:text-properties officeooo:rsid="000da638" officeooo:paragraph-rsid="000da638"/>
    </style:style>
    <style:style style:name="P124" style:family="paragraph" style:parent-style-name="Standard" style:list-style-name="L2">
      <style:text-properties officeooo:rsid="0014f28d" officeooo:paragraph-rsid="0014f28d"/>
    </style:style>
    <style:style style:name="P125" style:family="paragraph" style:parent-style-name="Standard" style:list-style-name="L2">
      <style:text-properties officeooo:rsid="00178c22" officeooo:paragraph-rsid="00178c22"/>
    </style:style>
    <style:style style:name="P126" style:family="paragraph" style:parent-style-name="Standard" style:list-style-name="L2">
      <style:text-properties officeooo:rsid="001a2687" officeooo:paragraph-rsid="001a2687"/>
    </style:style>
    <style:style style:name="P127" style:family="paragraph" style:parent-style-name="Standard" style:list-style-name="L3">
      <style:text-properties fo:font-weight="bold" officeooo:rsid="001ca469" officeooo:paragraph-rsid="001ca469" style:font-weight-asian="bold" style:font-weight-complex="bold"/>
    </style:style>
    <style:style style:name="P128" style:family="paragraph" style:parent-style-name="Standard" style:list-style-name="L4">
      <style:text-properties fo:font-weight="bold" officeooo:rsid="002bd8ae" officeooo:paragraph-rsid="002f78f0" style:font-weight-asian="bold" style:font-weight-complex="bold"/>
    </style:style>
    <style:style style:name="P129" style:family="paragraph" style:parent-style-name="Standard" style:list-style-name="L4">
      <style:text-properties fo:font-weight="bold" officeooo:rsid="0033328a" officeooo:paragraph-rsid="0033328a" style:font-weight-asian="bold" style:font-weight-complex="bold"/>
    </style:style>
    <style:style style:name="P130" style:family="paragraph" style:parent-style-name="Standard" style:list-style-name="L9">
      <style:text-properties fo:font-weight="bold" officeooo:rsid="0074e6f7" officeooo:paragraph-rsid="0076b20d" style:font-weight-asian="bold" style:font-weight-complex="bold"/>
    </style:style>
    <style:style style:name="P131" style:family="paragraph" style:parent-style-name="Standard" style:list-style-name="L9">
      <style:text-properties fo:font-weight="bold" officeooo:rsid="0074e6f7" officeooo:paragraph-rsid="00a6e32f" style:font-weight-asian="bold" style:font-weight-complex="bold"/>
    </style:style>
    <style:style style:name="P132" style:family="paragraph" style:parent-style-name="Standard" style:list-style-name="L9">
      <style:text-properties fo:font-weight="bold" officeooo:rsid="00798bf9" officeooo:paragraph-rsid="00798bf9" style:font-weight-asian="bold" style:font-weight-complex="bold"/>
    </style:style>
    <style:style style:name="P133" style:family="paragraph" style:parent-style-name="Standard" style:list-style-name="L9">
      <style:text-properties fo:font-weight="bold" officeooo:rsid="00798bf9" officeooo:paragraph-rsid="00a6e32f" style:font-weight-asian="bold" style:font-weight-complex="bold"/>
    </style:style>
    <style:style style:name="P134" style:family="paragraph" style:parent-style-name="Standard" style:list-style-name="L9">
      <style:text-properties fo:font-weight="bold" officeooo:rsid="007b7375" officeooo:paragraph-rsid="007b7375" style:font-weight-asian="bold" style:font-weight-complex="bold"/>
    </style:style>
    <style:style style:name="P135" style:family="paragraph" style:parent-style-name="Standard" style:list-style-name="L9">
      <style:text-properties fo:font-weight="bold" officeooo:rsid="007b7375" officeooo:paragraph-rsid="00a96114" style:font-weight-asian="bold" style:font-weight-complex="bold"/>
    </style:style>
    <style:style style:name="P136" style:family="paragraph" style:parent-style-name="Standard" style:list-style-name="L9">
      <style:text-properties fo:font-weight="bold" officeooo:rsid="007c5ed4" officeooo:paragraph-rsid="007c5ed4" style:font-weight-asian="bold" style:font-weight-complex="bold"/>
    </style:style>
    <style:style style:name="P137" style:family="paragraph" style:parent-style-name="Standard" style:list-style-name="L9">
      <style:text-properties fo:font-weight="bold" officeooo:rsid="007c5ed4" officeooo:paragraph-rsid="00a6e32f" style:font-weight-asian="bold" style:font-weight-complex="bold"/>
    </style:style>
    <style:style style:name="P138" style:family="paragraph" style:parent-style-name="Standard" style:list-style-name="L9">
      <style:text-properties fo:font-weight="bold" officeooo:rsid="007d8426" officeooo:paragraph-rsid="007d8426" style:font-weight-asian="bold" style:font-weight-complex="bold"/>
    </style:style>
    <style:style style:name="P139" style:family="paragraph" style:parent-style-name="Standard" style:list-style-name="L9">
      <style:text-properties fo:font-weight="bold" officeooo:rsid="007d8426" officeooo:paragraph-rsid="00a6e32f" style:font-weight-asian="bold" style:font-weight-complex="bold"/>
    </style:style>
    <style:style style:name="P140" style:family="paragraph" style:parent-style-name="Standard" style:list-style-name="L9">
      <style:text-properties fo:font-weight="bold" officeooo:rsid="00aad17d" officeooo:paragraph-rsid="00aad17d" style:font-weight-asian="bold" style:font-weight-complex="bold"/>
    </style:style>
    <style:style style:name="P141" style:family="paragraph" style:parent-style-name="Standard" style:list-style-name="L9">
      <style:text-properties fo:font-weight="bold" officeooo:rsid="00acad81" officeooo:paragraph-rsid="00acad81" style:font-weight-asian="bold" style:font-weight-complex="bold"/>
    </style:style>
    <style:style style:name="P142" style:family="paragraph" style:parent-style-name="Standard" style:list-style-name="L9">
      <style:text-properties fo:font-weight="bold" officeooo:rsid="00ad0d6b" officeooo:paragraph-rsid="00ad0d6b" style:font-weight-asian="bold" style:font-weight-complex="bold"/>
    </style:style>
    <style:style style:name="P143" style:family="paragraph" style:parent-style-name="Standard" style:list-style-name="L9">
      <style:text-properties fo:font-weight="bold" officeooo:rsid="00aedfee" officeooo:paragraph-rsid="00afb36b" style:font-weight-asian="bold" style:font-weight-complex="bold"/>
    </style:style>
    <style:style style:name="P144" style:family="paragraph" style:parent-style-name="Standard">
      <style:text-properties fo:font-weight="bold" officeooo:rsid="00faf679" officeooo:paragraph-rsid="00faf679" style:font-weight-asian="bold" style:font-weight-complex="bold"/>
    </style:style>
    <style:style style:name="P145" style:family="paragraph" style:parent-style-name="Standard">
      <style:text-properties fo:font-weight="bold" officeooo:rsid="0109f6cd" officeooo:paragraph-rsid="0109f6cd" style:font-weight-asian="bold" style:font-weight-complex="bold"/>
    </style:style>
    <style:style style:name="P146" style:family="paragraph" style:parent-style-name="Standard">
      <style:text-properties fo:font-weight="bold" officeooo:rsid="010dc984" officeooo:paragraph-rsid="010dc984" fo:background-color="#fff200" style:font-weight-asian="bold" style:font-weight-complex="bold"/>
    </style:style>
    <style:style style:name="P147" style:family="paragraph" style:parent-style-name="Standard" style:list-style-name="L3">
      <style:text-properties fo:font-weight="normal" officeooo:rsid="001ca469" officeooo:paragraph-rsid="001ca469" style:font-weight-asian="normal" style:font-weight-complex="normal"/>
    </style:style>
    <style:style style:name="P148" style:family="paragraph" style:parent-style-name="Standard" style:list-style-name="L3">
      <style:text-properties fo:font-weight="normal" officeooo:rsid="001e5b0e" officeooo:paragraph-rsid="001ca469" style:font-weight-asian="normal" style:font-weight-complex="normal"/>
    </style:style>
    <style:style style:name="P149" style:family="paragraph" style:parent-style-name="Standard" style:list-style-name="L3">
      <style:text-properties fo:font-weight="normal" officeooo:rsid="001e5e73" officeooo:paragraph-rsid="00204b7f" style:font-weight-asian="normal" style:font-weight-complex="normal"/>
    </style:style>
    <style:style style:name="P150" style:family="paragraph" style:parent-style-name="Standard" style:list-style-name="L4">
      <style:text-properties fo:font-weight="normal" officeooo:rsid="002f78f0" officeooo:paragraph-rsid="002f78f0" style:font-weight-asian="normal" style:font-weight-complex="normal"/>
    </style:style>
    <style:style style:name="P151" style:family="paragraph" style:parent-style-name="Standard" style:list-style-name="L4">
      <style:text-properties fo:font-weight="normal" officeooo:rsid="0033328a" officeooo:paragraph-rsid="0033328a" style:font-weight-asian="normal" style:font-weight-complex="normal"/>
    </style:style>
    <style:style style:name="P152" style:family="paragraph" style:parent-style-name="Standard" style:list-style-name="L5">
      <style:text-properties fo:font-weight="normal" officeooo:rsid="005b4d14" officeooo:paragraph-rsid="005b4d14" style:font-weight-asian="normal" style:font-weight-complex="normal"/>
    </style:style>
    <style:style style:name="P153" style:family="paragraph" style:parent-style-name="Standard" style:list-style-name="L5">
      <style:text-properties fo:font-weight="normal" officeooo:rsid="005d470c" officeooo:paragraph-rsid="005d470c" style:font-weight-asian="normal" style:font-weight-complex="normal"/>
    </style:style>
    <style:style style:name="P154" style:family="paragraph" style:parent-style-name="Standard" style:list-style-name="L6">
      <style:text-properties fo:font-weight="normal" officeooo:rsid="00637065" officeooo:paragraph-rsid="00637065" style:font-weight-asian="normal" style:font-weight-complex="normal"/>
    </style:style>
    <style:style style:name="P155" style:family="paragraph" style:parent-style-name="Standard" style:list-style-name="L6">
      <style:text-properties fo:font-weight="normal" officeooo:rsid="0065370a" officeooo:paragraph-rsid="0065370a" style:font-weight-asian="normal" style:font-weight-complex="normal"/>
    </style:style>
    <style:style style:name="P156" style:family="paragraph" style:parent-style-name="Standard" style:list-style-name="L7">
      <style:text-properties fo:font-weight="normal" officeooo:rsid="006f333f" officeooo:paragraph-rsid="006f333f" style:font-weight-asian="normal" style:font-weight-complex="normal"/>
    </style:style>
    <style:style style:name="P157" style:family="paragraph" style:parent-style-name="Standard" style:list-style-name="L8">
      <style:text-properties fo:font-weight="normal" officeooo:rsid="00732582" officeooo:paragraph-rsid="00732582" style:font-weight-asian="normal" style:font-weight-complex="normal"/>
    </style:style>
    <style:style style:name="P158" style:family="paragraph" style:parent-style-name="Standard" style:list-style-name="L9">
      <style:text-properties fo:font-weight="normal" officeooo:rsid="007d8426" officeooo:paragraph-rsid="007c5ed4" style:font-weight-asian="normal" style:font-weight-complex="normal"/>
    </style:style>
    <style:style style:name="P159" style:family="paragraph" style:parent-style-name="Standard" style:list-style-name="L9">
      <style:text-properties fo:font-weight="normal" officeooo:rsid="007d8426" officeooo:paragraph-rsid="00a6e32f" style:font-weight-asian="normal" style:font-weight-complex="normal"/>
    </style:style>
    <style:style style:name="P160" style:family="paragraph" style:parent-style-name="Standard" style:list-style-name="L10">
      <style:text-properties fo:font-weight="normal" officeooo:rsid="00827220" officeooo:paragraph-rsid="00827220" style:font-weight-asian="normal" style:font-weight-complex="normal"/>
    </style:style>
    <style:style style:name="P161" style:family="paragraph" style:parent-style-name="Standard" style:list-style-name="L10">
      <style:text-properties fo:font-weight="normal" officeooo:rsid="00827220" officeooo:paragraph-rsid="00a5157b" style:font-weight-asian="normal" style:font-weight-complex="normal"/>
    </style:style>
    <style:style style:name="P162" style:family="paragraph" style:parent-style-name="Standard" style:list-style-name="L10">
      <style:text-properties fo:font-weight="normal" officeooo:rsid="00827220" officeooo:paragraph-rsid="00a67bca" style:font-weight-asian="normal" style:font-weight-complex="normal"/>
    </style:style>
    <style:style style:name="P163" style:family="paragraph" style:parent-style-name="Standard" style:list-style-name="L11">
      <style:text-properties fo:font-weight="normal" officeooo:rsid="008cb678" officeooo:paragraph-rsid="008cb678" style:font-weight-asian="normal" style:font-weight-complex="normal"/>
    </style:style>
    <style:style style:name="P164" style:family="paragraph" style:parent-style-name="Standard" style:list-style-name="L11">
      <style:text-properties fo:font-weight="normal" officeooo:rsid="008d53c9" officeooo:paragraph-rsid="008d53c9" style:font-weight-asian="normal" style:font-weight-complex="normal"/>
    </style:style>
    <style:style style:name="P165" style:family="paragraph" style:parent-style-name="Standard" style:list-style-name="L11">
      <style:text-properties fo:font-weight="normal" officeooo:rsid="008f4591" officeooo:paragraph-rsid="008f4591" style:font-weight-asian="normal" style:font-weight-complex="normal"/>
    </style:style>
    <style:style style:name="P166" style:family="paragraph" style:parent-style-name="Standard" style:list-style-name="L11">
      <style:text-properties fo:font-weight="normal" officeooo:rsid="00922c86" officeooo:paragraph-rsid="00922c86" style:font-weight-asian="normal" style:font-weight-complex="normal"/>
    </style:style>
    <style:style style:name="P167" style:family="paragraph" style:parent-style-name="Standard" style:list-style-name="L11">
      <style:text-properties fo:font-weight="normal" officeooo:rsid="0092640b" officeooo:paragraph-rsid="00922c86" style:font-weight-asian="normal" style:font-weight-complex="normal"/>
    </style:style>
    <style:style style:name="P168" style:family="paragraph" style:parent-style-name="Standard" style:list-style-name="L11">
      <style:text-properties fo:font-weight="normal" officeooo:rsid="00940d77" officeooo:paragraph-rsid="00940d77" style:font-weight-asian="normal" style:font-weight-complex="normal"/>
    </style:style>
    <style:style style:name="P169" style:family="paragraph" style:parent-style-name="Standard" style:list-style-name="L11">
      <style:text-properties fo:font-weight="normal" officeooo:rsid="0096fa4b" officeooo:paragraph-rsid="0096fa4b" style:font-weight-asian="normal" style:font-weight-complex="normal"/>
    </style:style>
    <style:style style:name="P170" style:family="paragraph" style:parent-style-name="Standard" style:list-style-name="L9">
      <style:text-properties fo:font-weight="normal" officeooo:rsid="00aad17d" officeooo:paragraph-rsid="00aad17d" style:font-weight-asian="normal" style:font-weight-complex="normal"/>
    </style:style>
    <style:style style:name="P171" style:family="paragraph" style:parent-style-name="Standard" style:list-style-name="L12">
      <style:text-properties fo:font-weight="normal" officeooo:rsid="00b27af8" officeooo:paragraph-rsid="00b27af8" style:font-weight-asian="normal" style:font-weight-complex="normal"/>
    </style:style>
    <style:style style:name="P172" style:family="paragraph" style:parent-style-name="Standard" style:list-style-name="L12">
      <style:text-properties fo:font-weight="normal" officeooo:rsid="00b27af8" officeooo:paragraph-rsid="00b30888" style:font-weight-asian="normal" style:font-weight-complex="normal"/>
    </style:style>
    <style:style style:name="P173" style:family="paragraph" style:parent-style-name="Standard" style:list-style-name="L13">
      <style:text-properties fo:font-weight="normal" officeooo:rsid="00b8a4cf" officeooo:paragraph-rsid="00b8a4cf" style:font-weight-asian="normal" style:font-weight-complex="normal"/>
    </style:style>
    <style:style style:name="P174" style:family="paragraph" style:parent-style-name="Standard" style:list-style-name="L14">
      <style:text-properties fo:font-weight="normal" officeooo:rsid="00c03588" officeooo:paragraph-rsid="00c03588" style:font-weight-asian="normal" style:font-weight-complex="normal"/>
    </style:style>
    <style:style style:name="P175" style:family="paragraph" style:parent-style-name="Standard" style:list-style-name="L14">
      <style:text-properties fo:font-weight="normal" officeooo:rsid="00c552d9" officeooo:paragraph-rsid="00c552d9" style:font-weight-asian="normal" style:font-weight-complex="normal"/>
    </style:style>
    <style:style style:name="P176" style:family="paragraph" style:parent-style-name="Standard" style:list-style-name="L14">
      <style:text-properties fo:font-weight="normal" officeooo:rsid="00c56e20" officeooo:paragraph-rsid="00c56e20" style:font-weight-asian="normal" style:font-weight-complex="normal"/>
    </style:style>
    <style:style style:name="P177" style:family="paragraph" style:parent-style-name="Standard" style:list-style-name="L14">
      <style:text-properties fo:font-weight="normal" officeooo:rsid="00c8a0be" officeooo:paragraph-rsid="00c8a0be" style:font-weight-asian="normal" style:font-weight-complex="normal"/>
    </style:style>
    <style:style style:name="P178" style:family="paragraph" style:parent-style-name="Standard" style:list-style-name="L14">
      <style:text-properties fo:font-weight="normal" officeooo:rsid="00c990b4" officeooo:paragraph-rsid="00c990b4" style:font-weight-asian="normal" style:font-weight-complex="normal"/>
    </style:style>
    <style:style style:name="P179" style:family="paragraph" style:parent-style-name="Standard" style:list-style-name="L14">
      <style:text-properties fo:font-weight="normal" officeooo:rsid="00c99db0" officeooo:paragraph-rsid="00c99db0" style:font-weight-asian="normal" style:font-weight-complex="normal"/>
    </style:style>
    <style:style style:name="P180" style:family="paragraph" style:parent-style-name="Standard" style:list-style-name="L15">
      <style:text-properties fo:font-weight="normal" officeooo:rsid="00d5aa42" officeooo:paragraph-rsid="00d5aa42" style:font-weight-asian="normal" style:font-weight-complex="normal"/>
    </style:style>
    <style:style style:name="P181" style:family="paragraph" style:parent-style-name="Standard" style:list-style-name="L15">
      <style:text-properties fo:font-weight="normal" officeooo:rsid="00d79764" officeooo:paragraph-rsid="00d79764" style:font-weight-asian="normal" style:font-weight-complex="normal"/>
    </style:style>
    <style:style style:name="P182" style:family="paragraph" style:parent-style-name="Standard" style:list-style-name="L16">
      <style:text-properties fo:font-weight="normal" officeooo:rsid="00e491ec" officeooo:paragraph-rsid="00e491ec" style:font-weight-asian="normal" style:font-weight-complex="normal"/>
    </style:style>
    <style:style style:name="P183" style:family="paragraph" style:parent-style-name="Standard" style:list-style-name="L17">
      <style:text-properties fo:font-weight="normal" officeooo:rsid="0040946c" officeooo:paragraph-rsid="0040946c" style:font-weight-asian="normal" style:font-weight-complex="normal"/>
    </style:style>
    <style:style style:name="P184" style:family="paragraph" style:parent-style-name="Standard">
      <style:text-properties fo:font-weight="normal" officeooo:rsid="0040946c" officeooo:paragraph-rsid="0040946c" style:font-weight-asian="normal" style:font-weight-complex="normal"/>
    </style:style>
    <style:style style:name="P185" style:family="paragraph" style:parent-style-name="Standard">
      <style:text-properties fo:font-weight="normal" officeooo:rsid="00ebfffc" style:font-weight-asian="normal" style:font-weight-complex="normal"/>
    </style:style>
    <style:style style:name="P186" style:family="paragraph" style:parent-style-name="Standard">
      <style:text-properties fo:font-weight="normal" officeooo:rsid="00ebfffc" officeooo:paragraph-rsid="00ef16d0" style:font-weight-asian="normal" style:font-weight-complex="normal"/>
    </style:style>
    <style:style style:name="P187" style:family="paragraph" style:parent-style-name="Standard">
      <style:text-properties fo:font-weight="normal" officeooo:rsid="00ebfffc" officeooo:paragraph-rsid="0101ff19" style:font-weight-asian="normal" style:font-weight-complex="normal"/>
    </style:style>
    <style:style style:name="P188" style:family="paragraph" style:parent-style-name="Standard" style:list-style-name="L19">
      <style:text-properties fo:font-weight="normal" officeooo:rsid="00ebfffc" officeooo:paragraph-rsid="0101ff19" style:font-weight-asian="normal" style:font-weight-complex="normal"/>
    </style:style>
    <style:style style:name="P189" style:family="paragraph" style:parent-style-name="Standard" style:list-style-name="L18">
      <style:text-properties fo:font-weight="normal" officeooo:rsid="00f213df" officeooo:paragraph-rsid="00f213df" style:font-weight-asian="normal" style:font-weight-complex="normal"/>
    </style:style>
    <style:style style:name="P190" style:family="paragraph" style:parent-style-name="Standard" style:list-style-name="L18">
      <style:text-properties fo:font-weight="normal" officeooo:rsid="00f6b85c" officeooo:paragraph-rsid="00f6b85c" style:font-weight-asian="normal" style:font-weight-complex="normal"/>
    </style:style>
    <style:style style:name="P191" style:family="paragraph" style:parent-style-name="Standard">
      <style:text-properties fo:font-weight="normal" officeooo:rsid="00f6b85c" officeooo:paragraph-rsid="00f6b85c" style:font-weight-asian="normal" style:font-weight-complex="normal"/>
    </style:style>
    <style:style style:name="P192" style:family="paragraph" style:parent-style-name="Standard">
      <style:text-properties fo:font-weight="normal" officeooo:rsid="00ef16d0" officeooo:paragraph-rsid="0101ff19" style:font-weight-asian="normal" style:font-weight-complex="normal"/>
    </style:style>
    <style:style style:name="P193" style:family="paragraph" style:parent-style-name="Standard" style:list-style-name="L19">
      <style:text-properties fo:font-weight="normal" officeooo:rsid="00ef16d0" officeooo:paragraph-rsid="0101ff19" style:font-weight-asian="normal" style:font-weight-complex="normal"/>
    </style:style>
    <style:style style:name="P194" style:family="paragraph" style:parent-style-name="Standard" style:list-style-name="L19">
      <style:text-properties fo:font-weight="normal" officeooo:rsid="00f035a8" officeooo:paragraph-rsid="0101ff19" style:font-weight-asian="normal" style:font-weight-complex="normal"/>
    </style:style>
    <style:style style:name="P195" style:family="paragraph" style:parent-style-name="Standard">
      <style:text-properties fo:font-weight="normal" officeooo:rsid="00a41d75" officeooo:paragraph-rsid="0101ff19" style:font-weight-asian="normal" style:font-weight-complex="normal"/>
    </style:style>
    <style:style style:name="P196" style:family="paragraph" style:parent-style-name="Standard">
      <style:text-properties fo:font-weight="normal" officeooo:rsid="01063c3e" officeooo:paragraph-rsid="01063c3e" style:font-weight-asian="normal" style:font-weight-complex="normal"/>
    </style:style>
    <style:style style:name="P197" style:family="paragraph" style:parent-style-name="Standard">
      <style:text-properties fo:font-weight="normal" officeooo:rsid="0106eb16" officeooo:paragraph-rsid="0106eb16" style:font-weight-asian="normal" style:font-weight-complex="normal"/>
    </style:style>
    <style:style style:name="P198" style:family="paragraph" style:parent-style-name="Standard">
      <style:text-properties fo:font-weight="normal" officeooo:rsid="010778cc" officeooo:paragraph-rsid="010778cc" style:font-weight-asian="normal" style:font-weight-complex="normal"/>
    </style:style>
    <style:style style:name="P199" style:family="paragraph" style:parent-style-name="Standard">
      <style:text-properties fo:font-weight="normal" officeooo:rsid="010985f6" officeooo:paragraph-rsid="010985f6" style:font-weight-asian="normal" style:font-weight-complex="normal"/>
    </style:style>
    <style:style style:name="P200" style:family="paragraph" style:parent-style-name="Standard">
      <style:text-properties fo:font-weight="normal" officeooo:rsid="010c34ea" officeooo:paragraph-rsid="010c34ea" style:font-weight-asian="normal" style:font-weight-complex="normal"/>
    </style:style>
    <style:style style:name="P201" style:family="paragraph" style:parent-style-name="Standard" style:list-style-name="L20">
      <style:text-properties fo:font-weight="normal" officeooo:rsid="010fa9c2" officeooo:paragraph-rsid="010fa9c2" style:font-weight-asian="normal" style:font-weight-complex="normal"/>
    </style:style>
    <style:style style:name="P202" style:family="paragraph" style:parent-style-name="Standard">
      <style:text-properties fo:font-weight="normal" officeooo:rsid="010fa9c2" officeooo:paragraph-rsid="010fa9c2" style:font-weight-asian="normal" style:font-weight-complex="normal"/>
    </style:style>
    <style:style style:name="P203" style:family="paragraph" style:parent-style-name="Standard" style:list-style-name="L20">
      <style:text-properties fo:font-weight="normal" officeooo:rsid="011115bc" officeooo:paragraph-rsid="011115bc" style:font-weight-asian="normal" style:font-weight-complex="normal"/>
    </style:style>
    <style:style style:name="P204" style:family="paragraph" style:parent-style-name="Standard" style:list-style-name="L20">
      <style:text-properties fo:font-weight="normal" officeooo:rsid="011115bc" officeooo:paragraph-rsid="0112e6a1" style:font-weight-asian="normal" style:font-weight-complex="normal"/>
    </style:style>
    <style:style style:name="P205" style:family="paragraph" style:parent-style-name="Standard">
      <style:text-properties fo:font-weight="normal" officeooo:rsid="011115bc" officeooo:paragraph-rsid="0112e6a1" style:font-weight-asian="normal" style:font-weight-complex="normal"/>
    </style:style>
    <style:style style:name="P206" style:family="paragraph" style:parent-style-name="Standard" style:list-style-name="L20">
      <style:text-properties fo:font-weight="normal" officeooo:rsid="011478dd" officeooo:paragraph-rsid="011478dd" style:font-weight-asian="normal" style:font-weight-complex="normal"/>
    </style:style>
    <style:style style:name="P207" style:family="paragraph" style:parent-style-name="Standard" style:list-style-name="L3">
      <style:text-properties officeooo:rsid="00204b7f" officeooo:paragraph-rsid="00233afe"/>
    </style:style>
    <style:style style:name="P208" style:family="paragraph" style:parent-style-name="Standard" style:list-style-name="L4">
      <style:text-properties officeooo:rsid="00134440" officeooo:paragraph-rsid="00134440"/>
    </style:style>
    <style:style style:name="P209" style:family="paragraph" style:parent-style-name="Standard" style:list-style-name="L4">
      <style:text-properties officeooo:rsid="002f78f0" officeooo:paragraph-rsid="002f78f0"/>
    </style:style>
    <style:style style:name="P210"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211"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212"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213"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214"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215"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216"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217"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218"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219"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220"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221"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222" style:family="paragraph" style:parent-style-name="Standard" style:list-style-name="L4">
      <style:text-properties style:text-underline-style="none" fo:font-weight="bold" officeooo:rsid="0037f68e" officeooo:paragraph-rsid="0037f68e" style:font-weight-asian="bold" style:font-weight-complex="bold"/>
    </style:style>
    <style:style style:name="P223" style:family="paragraph" style:parent-style-name="Standard" style:list-style-name="L11">
      <style:text-properties officeooo:rsid="008d53c9" officeooo:paragraph-rsid="008d53c9"/>
    </style:style>
    <style:style style:name="P224" style:family="paragraph" style:parent-style-name="Standard" style:list-style-name="L11">
      <style:text-properties officeooo:rsid="00940d77" officeooo:paragraph-rsid="00940d77"/>
    </style:style>
    <style:style style:name="P225" style:family="paragraph" style:parent-style-name="Standard" style:list-style-name="L11">
      <style:text-properties officeooo:rsid="0096fa4b" officeooo:paragraph-rsid="0096fa4b"/>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fo:background-color="#fff200" loext:char-shading-value="0" style:font-weight-asian="bold" style:font-weight-complex="bold"/>
    </style:style>
    <style:style style:name="T6" style:family="text">
      <style:text-properties fo:font-weight="bold" officeooo:rsid="00b1349d" fo:background-color="#fff200" loext:char-shading-value="0" style:font-weight-asian="bold" style:font-weight-complex="bold"/>
    </style:style>
    <style:style style:name="T7" style:family="text">
      <style:text-properties officeooo:rsid="0018a0f2"/>
    </style:style>
    <style:style style:name="T8" style:family="text">
      <style:text-properties officeooo:rsid="0019f2c9"/>
    </style:style>
    <style:style style:name="T9" style:family="text">
      <style:text-properties officeooo:rsid="001b22a6"/>
    </style:style>
    <style:style style:name="T10" style:family="text">
      <style:text-properties fo:font-weight="normal" style:font-weight-asian="normal" style:font-weight-complex="normal"/>
    </style:style>
    <style:style style:name="T11" style:family="text">
      <style:text-properties fo:font-weight="normal" officeooo:rsid="001e5b0e" style:font-weight-asian="normal" style:font-weight-complex="normal"/>
    </style:style>
    <style:style style:name="T12" style:family="text">
      <style:text-properties fo:font-weight="normal" officeooo:rsid="001e5e73" style:font-weight-asian="normal" style:font-weight-complex="normal"/>
    </style:style>
    <style:style style:name="T13" style:family="text">
      <style:text-properties fo:font-weight="normal" officeooo:rsid="0021c3e4" style:font-weight-asian="normal" style:font-weight-complex="normal"/>
    </style:style>
    <style:style style:name="T14" style:family="text">
      <style:text-properties fo:font-weight="normal" officeooo:rsid="002268c5" style:font-weight-asian="normal" style:font-weight-complex="normal"/>
    </style:style>
    <style:style style:name="T15" style:family="text">
      <style:text-properties fo:font-weight="normal" officeooo:rsid="0026f5e3" style:font-weight-asian="normal" style:font-weight-complex="normal"/>
    </style:style>
    <style:style style:name="T16" style:family="text">
      <style:text-properties fo:font-weight="normal" officeooo:rsid="0029eed7" style:font-weight-asian="normal" style:font-weight-complex="normal"/>
    </style:style>
    <style:style style:name="T17" style:family="text">
      <style:text-properties fo:font-weight="normal" officeooo:rsid="007d8426" style:font-weight-asian="normal" style:font-weight-complex="normal"/>
    </style:style>
    <style:style style:name="T18" style:family="text">
      <style:text-properties fo:font-weight="normal" officeooo:rsid="007e37f0" style:font-weight-asian="normal" style:font-weight-complex="normal"/>
    </style:style>
    <style:style style:name="T19" style:family="text">
      <style:text-properties fo:font-weight="normal" officeooo:rsid="00800055" style:font-weight-asian="normal" style:font-weight-complex="normal"/>
    </style:style>
    <style:style style:name="T20" style:family="text">
      <style:text-properties fo:font-weight="normal" officeooo:rsid="0040946c" style:font-weight-asian="normal" style:font-weight-complex="normal"/>
    </style:style>
    <style:style style:name="T21" style:family="text">
      <style:text-properties fo:font-weight="normal" officeooo:rsid="008a8bc6" style:font-weight-asian="normal" style:font-weight-complex="normal"/>
    </style:style>
    <style:style style:name="T22" style:family="text">
      <style:text-properties fo:font-weight="normal" officeooo:rsid="008cb678" style:font-weight-asian="normal" style:font-weight-complex="normal"/>
    </style:style>
    <style:style style:name="T23" style:family="text">
      <style:text-properties fo:font-weight="normal" officeooo:rsid="0092640b" style:font-weight-asian="normal" style:font-weight-complex="normal"/>
    </style:style>
    <style:style style:name="T24" style:family="text">
      <style:text-properties fo:font-weight="normal" officeooo:rsid="0097f0f8" style:font-weight-asian="normal" style:font-weight-complex="normal"/>
    </style:style>
    <style:style style:name="T25" style:family="text">
      <style:text-properties fo:font-weight="normal" officeooo:rsid="00d33d92" style:font-weight-asian="normal" style:font-weight-complex="normal"/>
    </style:style>
    <style:style style:name="T26" style:family="text">
      <style:text-properties fo:font-weight="normal" officeooo:rsid="010c34ea" style:font-weight-asian="normal" style:font-weight-complex="normal"/>
    </style:style>
    <style:style style:name="T27" style:family="text">
      <style:text-properties fo:font-weight="normal" officeooo:rsid="010d6853" style:font-weight-asian="normal" style:font-weight-complex="normal"/>
    </style:style>
    <style:style style:name="T28" style:family="text">
      <style:text-properties officeooo:rsid="002d994b"/>
    </style:style>
    <style:style style:name="T29" style:family="text">
      <style:text-properties officeooo:rsid="002f78f0"/>
    </style:style>
    <style:style style:name="T30" style:family="text">
      <style:text-properties officeooo:rsid="0031716f"/>
    </style:style>
    <style:style style:name="T31" style:family="text">
      <style:text-properties officeooo:rsid="00350ee8"/>
    </style:style>
    <style:style style:name="T32" style:family="text">
      <style:text-properties style:text-underline-style="none"/>
    </style:style>
    <style:style style:name="T33" style:family="text">
      <style:text-properties style:text-underline-style="none" officeooo:rsid="0036b5c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76b20d" style:font-weight-asian="normal" style:font-weight-complex="normal"/>
    </style:style>
    <style:style style:name="T36" style:family="text">
      <style:text-properties style:text-underline-style="none" fo:font-weight="normal" officeooo:rsid="00795cae" style:font-weight-asian="normal" style:font-weight-complex="normal"/>
    </style:style>
    <style:style style:name="T37" style:family="text">
      <style:text-properties style:text-underline-style="none" fo:font-weight="normal" officeooo:rsid="00ac9956" style:font-weight-asian="normal" style:font-weight-complex="normal"/>
    </style:style>
    <style:style style:name="T38" style:family="text">
      <style:text-properties style:text-underline-style="none" fo:font-weight="normal" officeooo:rsid="00afb36b" style:font-weight-asian="normal" style:font-weight-complex="normal"/>
    </style:style>
    <style:style style:name="T39" style:family="text">
      <style:text-properties style:text-underline-style="none" officeooo:rsid="0076b20d"/>
    </style:style>
    <style:style style:name="T40" style:family="text">
      <style:text-properties style:text-underline-style="none" officeooo:rsid="00795cae"/>
    </style:style>
    <style:style style:name="T41" style:family="text">
      <style:text-properties officeooo:rsid="0038c23b"/>
    </style:style>
    <style:style style:name="T42" style:family="text">
      <style:text-properties officeooo:rsid="004512d1"/>
    </style:style>
    <style:style style:name="T43" style:family="text">
      <style:text-properties officeooo:rsid="00467138"/>
    </style:style>
    <style:style style:name="T44" style:family="text">
      <style:text-properties fo:font-style="italic" style:font-style-asian="italic" style:font-style-complex="italic"/>
    </style:style>
    <style:style style:name="T45" style:family="text">
      <style:text-properties fo:font-style="italic" officeooo:rsid="00467138" style:font-style-asian="italic" style:font-style-complex="italic"/>
    </style:style>
    <style:style style:name="T46" style:family="text">
      <style:text-properties officeooo:rsid="0055beb7"/>
    </style:style>
    <style:style style:name="T47" style:family="text">
      <style:text-properties officeooo:rsid="0057bb96"/>
    </style:style>
    <style:style style:name="T48" style:family="text">
      <style:text-properties officeooo:rsid="005f17f7"/>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officeooo:rsid="009bb895"/>
    </style:style>
    <style:style style:name="T52" style:family="text">
      <style:text-properties style:text-underline-style="solid" style:text-underline-width="auto" style:text-underline-color="font-color" officeooo:rsid="00c08875"/>
    </style:style>
    <style:style style:name="T53" style:family="text">
      <style:text-properties officeooo:rsid="00689e4b"/>
    </style:style>
    <style:style style:name="T54" style:family="text">
      <style:text-properties officeooo:rsid="0075d9e5"/>
    </style:style>
    <style:style style:name="T55" style:family="text">
      <style:text-properties officeooo:rsid="0076b20d"/>
    </style:style>
    <style:style style:name="T56" style:family="text">
      <style:text-properties officeooo:rsid="0084f39d"/>
    </style:style>
    <style:style style:name="T57" style:family="text">
      <style:text-properties officeooo:rsid="0086416a"/>
    </style:style>
    <style:style style:name="T58" style:family="text">
      <style:text-properties officeooo:rsid="0088768b"/>
    </style:style>
    <style:style style:name="T59" style:family="text">
      <style:text-properties officeooo:rsid="009bb895"/>
    </style:style>
    <style:style style:name="T60" style:family="text">
      <style:text-properties officeooo:rsid="009db319"/>
    </style:style>
    <style:style style:name="T61" style:family="text">
      <style:text-properties fo:background-color="#fff200" loext:char-shading-value="0"/>
    </style:style>
    <style:style style:name="T62" style:family="text">
      <style:text-properties officeooo:rsid="00a5157b"/>
    </style:style>
    <style:style style:name="T63" style:family="text">
      <style:text-properties officeooo:rsid="00a67bca"/>
    </style:style>
    <style:style style:name="T64" style:family="text">
      <style:text-properties officeooo:rsid="00a89edc"/>
    </style:style>
    <style:style style:name="T65" style:family="text">
      <style:text-properties officeooo:rsid="00b30888"/>
    </style:style>
    <style:style style:name="T66" style:family="text">
      <style:text-properties officeooo:rsid="00b43802"/>
    </style:style>
    <style:style style:name="T67" style:family="text">
      <style:text-properties officeooo:rsid="00ba0f50"/>
    </style:style>
    <style:style style:name="T68" style:family="text">
      <style:text-properties officeooo:rsid="00c3e23c"/>
    </style:style>
    <style:style style:name="T69" style:family="text">
      <style:text-properties officeooo:rsid="00cba072"/>
    </style:style>
    <style:style style:name="T70" style:family="text">
      <style:text-properties officeooo:rsid="00cecec3"/>
    </style:style>
    <style:style style:name="T71" style:family="text">
      <style:text-properties officeooo:rsid="00e5788c"/>
    </style:style>
    <style:style style:name="T72" style:family="text">
      <style:text-properties officeooo:rsid="00e8cf9b"/>
    </style:style>
    <style:style style:name="T73" style:family="text">
      <style:text-properties officeooo:rsid="00e9766b"/>
    </style:style>
    <style:style style:name="T74" style:family="text">
      <style:text-properties officeooo:rsid="00ee207a"/>
    </style:style>
    <style:style style:name="T75" style:family="text">
      <style:text-properties officeooo:rsid="00f2c881"/>
    </style:style>
    <style:style style:name="T76" style:family="text">
      <style:text-properties officeooo:rsid="00f81bbf"/>
    </style:style>
    <style:style style:name="T77" style:family="text">
      <style:text-properties officeooo:rsid="00fd26dd"/>
    </style:style>
    <style:style style:name="T78" style:family="text">
      <style:text-properties officeooo:rsid="01081fa1"/>
    </style:style>
    <style:style style:name="T79" style:family="text">
      <style:text-properties officeooo:rsid="010bbd9f"/>
    </style:style>
    <style:style style:name="T80" style:family="text">
      <style:text-properties officeooo:rsid="0112e6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AWS Certified Solutions Architect Associate - </text:span>SAA-C02 </text:p>
      <text:p text:style-name="P1"/>
      <text:p text:style-name="P1"/>
      <text:p text:style-name="P2">Exam Blue Print:</text:p>
      <text:list xml:id="list3779118014" text:style-name="L1">
        <text:list-item>
          <text:p text:style-name="P122">130 Minutes in Length</text:p>
        </text:list-item>
        <text:list-item>
          <text:p text:style-name="P122">65 Questions (this can change)</text:p>
        </text:list-item>
        <text:list-item>
          <text:p text:style-name="P122">Multiple Choice</text:p>
        </text:list-item>
        <text:list-item>
          <text:p text:style-name="P122">70% to pass. Results are between 100 and 1000 with 720 of passing score.</text:p>
        </text:list-item>
        <text:list-item>
          <text:p text:style-name="P122">Certification valid for 3 years.</text:p>
        </text:list-item>
        <text:list-item>
          <text:p text:style-name="P123">Scenario based questions.</text:p>
        </text:list-item>
      </text:list>
      <text:p text:style-name="P1"/>
      <text:p text:style-name="P1"/>
      <text:p text:style-name="P25"><text:span text:style-name="T2">Partner Program: </text:span>To be part of the AWS partner program, which means you can create a consulting company to provide AWS services to your customers, you need to have a certain amount of certified profesionals. </text:p>
      <text:p text:style-name="P25"/>
      <text:p text:style-name="P25">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26">So if you want to be an Advanced partner for instance, you will need 4 Practitioners, 4 Associate certs and 3 professional certs.</text:p>
      <text:p text:style-name="P111"/>
      <text:p text:style-name="P112"/>
      <text:p text:style-name="P3"/>
      <text:p text:style-name="P28">Identity and Access Management 101</text:p>
      <text:p text:style-name="P27"/>
      <text:p text:style-name="P37">101 Means that is an introductory topic for a lecture. This is used in UK and the States.</text:p>
      <text:p text:style-name="P27"/>
      <text:p text:style-name="P4">I<text:span text:style-name="T28">A</text:span>M:</text:p>
      <text:list xml:id="list2923921043" text:style-name="L2">
        <text:list-item>
          <text:p text:style-name="P124">Centralized control of the aws account</text:p>
        </text:list-item>
        <text:list-item>
          <text:p text:style-name="P124">Shared access to your AWS account.</text:p>
        </text:list-item>
        <text:list-item>
          <text:p text:style-name="P124">Granular Permissions <text:span text:style-name="T7">(you can access to this serivce but not to that service)</text:span></text:p>
        </text:list-item>
        <text:list-item>
          <text:p text:style-name="P124">Identity <text:span text:style-name="T8">F</text:span>ederation (including Cognito [Facebook, Linkedin, Google, etc], or AD). <text:span text:style-name="T8">You can log in into the AWS console using the same user and password used in your windows or your facebook, etc account.</text:span></text:p>
        </text:list-item>
        <text:list-item>
          <text:p text:style-name="P124">Multifactor Authentication.</text:p>
        </text:list-item>
        <text:list-item>
          <text:p text:style-name="P125">Provide temporary access to users/devices and services where necessary (AIM Roles)</text:p>
        </text:list-item>
        <text:list-item>
          <text:p text:style-name="P126">Allows to set up your password rotation policy.</text:p>
        </text:list-item>
        <text:list-item>
          <text:p text:style-name="P126">Integrates with many AWS services.</text:p>
        </text:list-item>
        <text:list-item>
          <text:p text:style-name="P126">Supports PCI DSS Compliance. <text:span text:style-name="T9">Compliance framework. When you are taking credit card details you need to be compliant with the framework.</text:span></text:p>
        </text:list-item>
      </text:list>
      <text:p text:style-name="P5"><text:soft-page-break/>Key Terms:</text:p>
      <text:list xml:id="list665298574" text:style-name="L3">
        <text:list-item>
          <text:p text:style-name="P127">Users:<text:span text:style-name="T10"> End Users such as people, employees of an organization, etc.</text:span></text:p>
          <text:p text:style-name="P147"/>
        </text:list-item>
        <text:list-item>
          <text:p text:style-name="P127">Groups: <text:span text:style-name="T10">A collection of users. Each user in a group will inherit the permissions of the group. </text:span><text:span text:style-name="T11">For instance you may have a group with only access to S3. You may have another group to access EC2. If the user is in that group it will inherit the permissions of that group.</text:span></text:p>
          <text:p text:style-name="P148"/>
        </text:list-item>
        <text:list-item>
          <text:p text:style-name="P127">Policies:<text:span text:style-name="T10"> </text:span><text:span text:style-name="T12">Are made up of Policy documents. Are made in JSON and give permissions as to what a User/Group/Role is able to do.</text:span></text:p>
          <text:p text:style-name="P149"/>
        </text:list-item>
        <text:list-item>
          <text:p text:style-name="P207"><text:span text:style-name="T3">Roles:</text:span><text:span text:style-name="T13"> </text:span><text:span text:style-name="T14">You create a role and assign it to an AWS resource. Is a way to allow one part of AWS to do something with another part.You may give a EC2 instance permissions to write files into a S3 bucket, etc. </text:span><text:span text:style-name="T15">Roles isues that are valid for short durations.</text:span></text:p>
        </text:list-item>
      </text:list>
      <text:p text:style-name="P27"/>
      <text:p text:style-name="P27"/>
      <text:p text:style-name="P38"><text:span text:style-name="T2">AIM Dashboard: <text:s/></text:span>Services -- Security, Identity, &amp; Compliance -- AIM</text:p>
      <text:p text:style-name="P27"/>
      <text:p text:style-name="P38">There you can see the link to send your users to log in into the console. This link includes the Account ID, the user will need to introduce his user and password.</text:p>
      <text:p text:style-name="P38"/>
      <text:p text:style-name="P27">https://082396398680.signin.aws.amazon.com/console</text:p>
      <text:p text:style-name="P27"/>
      <text:p text:style-name="P38">You can customize this link too by creating an alias. This is DNS change so the alias will need to be unique in the world: <text:s text:c="11"/></text:p>
      <text:p text:style-name="P38"/>
      <text:p text:style-name="P38">https://testing1010.signin.aws.amazon.com/console</text:p>
      <text:p text:style-name="P27"/>
      <text:p text:style-name="P27"/>
      <text:p text:style-name="P6">Root Account:<text:span text:style-name="T10"> </text:span><text:span text:style-name="T16">Is the email address that your first signed up with. With the root account you are in God mode, you are able to do anything in AWS. </text:span></text:p>
      <text:p text:style-name="P39"/>
      <text:p text:style-name="P99"><text:span text:style-name="T16">W</text:span><text:span text:style-name="T10">hen you sign in for the first time you are recommended to do the following steps.</text:span></text:p>
      <text:p text:style-name="P100"/>
      <text:p text:style-name="P100"><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39"/>
      <text:list xml:id="list2257023872" text:style-name="L4">
        <text:list-item>
          <text:p text:style-name="P128"><text:soft-page-break/><text:span text:style-name="T29">E</text:span>nable the 2FA:<text:span text:style-name="T10"> </text:span></text:p>
          <text:p text:style-name="P150">Go to My Security Credentials (Top - Right, click on your user name) -- Activate MFA for your root account, click on Manage MFA -- Choose one of the 3 options, the app, the security key or other hardware.</text:p>
          <text:p text:style-name="P208"/>
          <text:p text:style-name="P209">If you choose to use an authenticator app is advisable to take a picture of the QR code and store it in a safe place. So if you lose your phone with the authenticaror app inside you will be able to <text:span text:style-name="T30">enable it again by scaning the picture.</text:span></text:p>
          <text:p text:style-name="P209"/>
        </text:list-item>
        <text:list-item>
          <text:p text:style-name="P129">Create individual AIM users:</text:p>
          <text:p text:style-name="P151">Click on Manage Users -- Add user -- Select AWS access type (where this new user will access): Programmatic (creates key id and security key id) and/or aws management console.</text:p>
          <text:p text:style-name="P151">Permissions: Create a Group, name it Developers and give it the permissions you want <text:span text:style-name="T31">and hit Create Group, hit next until you create the user.</text:span></text:p>
          <text:p text:style-name="P210"/>
          <text:p text:style-name="P210">IMPORTANT:<text:span text:style-name="T32"> Store the access key and secret key generated, you will need them to log in into the servers. </text:span><text:span text:style-name="T33">You won’t be able to retrieve that keys so you will lose it if you don’t store them after creating the user. You can email them to the user too.</text:span></text:p>
          <text:p text:style-name="P213"/>
        </text:list-item>
        <text:list-item>
          <text:p text:style-name="P222">Apply an IAM <text:span text:style-name="T41">Password </text:span>Policy:</text:p>
          <text:p text:style-name="P214">Manage Password Policy and enable the options you want, as much as better.</text:p>
        </text:list-item>
      </text:list>
      <text:p text:style-name="P98"/>
      <text:p text:style-name="P106">After applying everyting we have to see the following:</text:p>
      <text:p text:style-name="P106"><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27"/>
      <text:p text:style-name="P7">Change User Passwords:</text:p>
      <text:p text:style-name="P107">If for some reason you need to change the user passwords, for the console or CLI access go to:</text:p>
      <text:p text:style-name="P107">Users -- Select your user -- Security Credentials</text:p>
      <text:p text:style-name="P107"/>
      <text:p text:style-name="P107">There you can enable/disable or change the console password, generate new access keys, or enable and manage the 2FA.</text:p>
      <text:p text:style-name="P107"/>
      <text:p text:style-name="P8">Roles:</text:p>
      <text:p text:style-name="P42">Go to Roles -- Create role -- AWS service, EC2 -- search and select s3 full access (s3f) -- role name: S3_Admin_Access -- create role</text:p>
      <text:p text:style-name="P40"/>
      <text:p text:style-name="P40"/>
      <text:p text:style-name="P40"/>
      <text:p text:style-name="P40"/>
      <text:p text:style-name="P40"/>
      <text:p text:style-name="P40"/>
      <text:p text:style-name="P40"/>
      <text:p text:style-name="P113"><text:soft-page-break/></text:p>
      <text:p text:style-name="P43"/>
      <text:p text:style-name="P29">Create a Billing Alarm:</text:p>
      <text:p text:style-name="P43"/>
      <text:p text:style-name="P44">Go to CloudWatch -- Billing -- click the Create alarm in the center of the page, DON’T use the Create alarm in the top righ (specific alarm) -- You have to see a page that shows a graphic and several options to configure </text:p>
      <text:p text:style-name="P44"/>
      <text:p text:style-name="P44">You can get the same page using the Create alarm in the top righ doing -- Create alarm (top right button) -- Select metric -- Billing -- Total Estimated Charge -- tic USD -- Select <text:span text:style-name="T42">m</text:span>etric</text:p>
      <text:p text:style-name="P40"/>
      <text:p text:style-name="P45">Once in the Specify metric and conditions -- <text:span text:style-name="T43">Define the threshold value to 10 USD -- you can define the Period in which cloudwatch will check the billing alarm, by default is 6 hours -- hit Next when you are done.</text:span></text:p>
      <text:p text:style-name="P45"/>
      <text:p text:style-name="P45"><text:span text:style-name="T43">Select an SNS topic: Create new topic -- name it as </text:span><text:span text:style-name="T45">Billing_Alarm</text:span><text:span text:style-name="T43"> -- Email endpoint that will receive the notification… → add there your email (you will receive one email there and you will need to confirm that you want to subscribe to it) -- Create topic</text:span></text:p>
      <text:p text:style-name="P40"/>
      <text:p text:style-name="P46">Once subscribed (by confirming the email) hit next -- Name and description,Define a unique name: <text:span text:style-name="T44">Billing Alarm</text:span> and Alarm description: <text:span text:style-name="T44">Send me an email if my bill goes over $10</text:span></text:p>
      <text:p text:style-name="P40"/>
      <text:p text:style-name="P47">You will be redirected to a preview page, hit Create alarm.</text:p>
      <text:p text:style-name="P40"/>
      <text:p text:style-name="P48">You will appear in the billing dashboard and you will see your new created alarm. Will appear as INSUFFICIENT for a while because you choose to check it automatically every 6 hours.</text:p>
      <text:p text:style-name="P48"/>
      <text:p text:style-name="P48">If you didn’t confirmed by email yet you will see Actions as pending, confirm the email and subscribe to it. Then go back to the console and hit the refresh button, you will see that now is not showing the pending message.</text:p>
      <text:p text:style-name="P48"/>
      <text:p text:style-name="P49">And that’s it, you will receive an alarm everytime your bill goes over $10.</text:p>
      <text:p text:style-name="P40"/>
      <text:p text:style-name="P95">Exam Tips:</text:p>
      <text:p text:style-name="P50">How can you get automatic notifications if the bill goes over $X?</text:p>
      <text:p text:style-name="P50">By creating a billing alarm in cloudwatch, wich uses an SNS topic.</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14"><text:soft-page-break/></text:p>
      <text:p text:style-name="P115"/>
      <text:p text:style-name="P51"/>
      <text:p text:style-name="P30">S3 101</text:p>
      <text:p text:style-name="P40"/>
      <text:p text:style-name="P52">Provides a secure, durable, highly-scalable object storage.</text:p>
      <text:p text:style-name="P40"/>
      <text:p text:style-name="P53">Object-based storage. Flat files, documents, pictures, movies, etc.</text:p>
      <text:p text:style-name="P40"/>
      <text:p text:style-name="P54">Data is spread across multiple devices and facilities. </text:p>
      <text:p text:style-name="P40"/>
      <text:p text:style-name="P55">Files can be from 0 Bytes to 5TB and there is unlimited storage.</text:p>
      <text:p text:style-name="P55"/>
      <text:p text:style-name="P56">Files stored in Buckets <text:span text:style-name="T46">(folders). </text:span></text:p>
      <text:p text:style-name="P56"/>
      <text:p text:style-name="P57">S3 is universal namespaced, Bucket names must be unique <text:span text:style-name="T47">globally.</text:span></text:p>
      <text:p text:style-name="P56"/>
      <text:p text:style-name="P58">Names are global but you are storing buckets locally:</text:p>
      <text:p text:style-name="P58">If you create a bucket in the default Region, East Virginia, the bucket will have the domain name:</text:p>
      <text:p text:style-name="P58">https://my_bucket.s3.amazonaws.com</text:p>
      <text:p text:style-name="P58"/>
      <text:p text:style-name="P58">If you create the bucket in another region the domain name will be:</text:p>
      <text:p text:style-name="P58">https://my_bucket.eu-west-1.amazonaws.com → if you are in Ireland Region for example.</text:p>
      <text:p text:style-name="P55"/>
      <text:p text:style-name="P55"/>
      <text:p text:style-name="P96">Exam Tip<text:span text:style-name="T58">s</text:span>:</text:p>
      <text:p text:style-name="P59">-What code you receive back uploading a file? <text:s/>HTTP 200 code.</text:p>
      <text:p text:style-name="P60">-S3 is object based storage, not suitable to install an OS or a database.</text:p>
      <text:p text:style-name="P40">-<text:span text:style-name="T58">You can turn on MFA Delete → to confirm via MFA if you want to delete a file.</text:span></text:p>
      <text:p text:style-name="P108"><text:span text:style-name="T20">-</text:span><text:span text:style-name="T21">Read </text:span><text:a xlink:type="simple" xlink:href="https://aws.amazon.com/s3/faqs/" text:style-name="Internet_20_link" text:visited-style-name="Visited_20_Internet_20_Link"><text:span text:style-name="T21">S3 FAQs</text:span></text:a></text:p>
      <text:p text:style-name="P40"/>
      <text:p text:style-name="P15">Objects consists in:</text:p>
      <text:list xml:id="list39836078" text:style-name="L5">
        <text:list-item>
          <text:p text:style-name="P152"><text:span text:style-name="T49">Key: </text:span>The object name. </text:p>
        </text:list-item>
        <text:list-item>
          <text:p text:style-name="P152"><text:span text:style-name="T49">Value: </text:span>The data, made up of a sequence of bytes.</text:p>
        </text:list-item>
        <text:list-item>
          <text:p text:style-name="P153"><text:span text:style-name="T49">Version ID:</text:span> Important for versioning.<text:span text:style-name="T48">You have a file with a name, like: my_file. If you upload another file with the same name S3 will keep both and you will be able to go back to the previous version. </text:span></text:p>
        </text:list-item>
        <text:list-item>
          <text:p text:style-name="P211">Metadata:<text:span text:style-name="T32"> Data about data you are storing. Example this object belongs to Finance.</text:span></text:p>
        </text:list-item>
        <text:list-item>
          <text:p text:style-name="P212">Subresources:</text:p>
          <text:list>
            <text:list-item>
              <text:p text:style-name="P215">Access Control Lists</text:p>
            </text:list-item>
            <text:list-item>
              <text:p text:style-name="P215">Torrent</text:p>
            </text:list-item>
            <text:list-item>
              <text:p text:style-name="P215">etc</text:p>
            </text:list-item>
          </text:list>
        </text:list-item>
      </text:list>
      <text:p text:style-name="P109"/>
      <text:p text:style-name="P110">Data Consistency model for S3:</text:p>
      <text:list xml:id="list567965149" text:style-name="L6">
        <text:list-item>
          <text:p text:style-name="P154"><text:span text:style-name="T49">Read after Write consistency</text:span> for PUTS of new Objects: <text:s text:c="2"/>You upload a file to S3 you will be able to read it inmediatelly.</text:p>
          <text:p text:style-name="P154"/>
        </text:list-item>
        <text:list-item>
          <text:p text:style-name="P155"><text:span text:style-name="T49">Eventual Consistency</text:span> for overwrite PUTS and DELETES (can take some time to propagate): <text:s/><text:span text:style-name="T53">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40"><text:soft-page-break/></text:p>
      <text:p text:style-name="P40"/>
      <text:p text:style-name="P9">S3 Guarantees:</text:p>
      <text:list xml:id="list3118416826" text:style-name="L7">
        <text:list-item>
          <text:p text:style-name="P156">Built for 99.99% availability</text:p>
        </text:list-item>
        <text:list-item>
          <text:p text:style-name="P156">AWS Guarantee 99.9% availability</text:p>
        </text:list-item>
        <text:list-item>
          <text:p text:style-name="P156">AWS Guarantee 11 x 9s durability for S3 information.</text:p>
        </text:list-item>
      </text:list>
      <text:p text:style-name="P40"/>
      <text:p text:style-name="P10">S3 Features:</text:p>
      <text:list xml:id="list963311408" text:style-name="L8">
        <text:list-item>
          <text:p text:style-name="P157">Tiered Storage Available</text:p>
        </text:list-item>
        <text:list-item>
          <text:p text:style-name="P157">Lifecycle Management. <text:span text:style-name="T54">A</text:span>utomatic migration of objects to other S3 Storage Classes <text:s/></text:p>
        </text:list-item>
        <text:list-item>
          <text:p text:style-name="P157">Versioning</text:p>
        </text:list-item>
        <text:list-item>
          <text:p text:style-name="P157">Encryption</text:p>
        </text:list-item>
        <text:list-item>
          <text:p text:style-name="P157">MFA Delete</text:p>
        </text:list-item>
        <text:list-item>
          <text:p text:style-name="P157">Secure your data using ACL and Bucket Policies</text:p>
        </text:list-item>
      </text:list>
      <text:p text:style-name="P40"/>
      <text:p text:style-name="P11">S3 Storage Classes:<text:span text:style-name="T10"> </text:span><text:a xlink:type="simple" xlink:href="https://aws.amazon.com/s3/storage-classes/" text:style-name="Internet_20_link" text:visited-style-name="Visited_20_Internet_20_Link"><text:span text:style-name="T10">https://aws.amazon.com/s3/storage-classes/</text:span></text:a></text:p>
      <text:p text:style-name="P11"/>
      <text:p text:style-name="P101">All of them using <text:span text:style-name="T55">Availability Zones<text:tab/>≥3 </text:span>except S3 One Zone - IA</text:p>
      <text:p text:style-name="P11"/>
      <text:list xml:id="list4100425815" text:style-name="L9">
        <text:list-item>
          <text:p text:style-name="P130">S3 Standard:<text:span text:style-name="T10"> 99.99% </text:span><text:span text:style-name="T50">Availability</text:span><text:span text:style-name="T10">. 11x9s </text:span><text:span text:style-name="T50">Durability.</text:span><text:span text:style-name="T35"> </text:span></text:p>
          <text:p text:style-name="P216"/>
        </text:list-item>
        <text:list-item>
          <text:p text:style-name="P130"><text:span text:style-name="T39">S3 - IA</text:span><text:span text:style-name="T35">, Infrequently Accessed: </text:span><text:span text:style-name="T34"><text:s/></text:span><text:span text:style-name="T36">Less frequently accessed data but requires rapid access to it. Low storage fee but you are charged a retrieval fee.</text:span></text:p>
          <text:p text:style-name="P218"/>
        </text:list-item>
        <text:list-item>
          <text:p text:style-name="P132"><text:span text:style-name="T40">S</text:span><text:span text:style-name="T32">3 One Zone - IA</text:span><text:span text:style-name="T34">: Lower cost and only one AZ. Data will be lost if the AZ is destroyed.</text:span></text:p>
          <text:p text:style-name="P220"/>
        </text:list-item>
        <text:list-item>
          <text:p text:style-name="P134"><text:span text:style-name="T32">S3 - Intelligent Tiering:</text:span><text:span text:style-name="T34"> Introduced in 2018. Uses AI to move data to the most cost-effective access tier without performance impact.</text:span></text:p>
        </text:list-item>
      </text:list>
      <text:p text:style-name="P40"/>
      <text:p text:style-name="P40"/>
      <text:list xml:id="list170716125509567" text:continue-numbering="true" text:style-name="L9">
        <text:list-item>
          <text:p text:style-name="P136">S3 Glacier:<text:span text:style-name="T10"> </text:span><text:span text:style-name="T17">Archive data. Secure, durable and low cost. Retrieve data configurable between minutes to hours. </text:span><text:span text:style-name="T18">You can pay a fee to retrieve data faster.</text:span></text:p>
          <text:p text:style-name="P158"/>
        </text:list-item>
        <text:list-item>
          <text:p text:style-name="P138">S3 Glacier Deep Archive<text:span text:style-name="T10">: Cheapest option to store data. Retrieve data </text:span><text:span text:style-name="T19">up to</text:span><text:span text:style-name="T10"> 12 hours</text:span></text:p>
        </text:list-item>
      </text:list>
      <text:p text:style-name="P40"/>
      <text:p text:style-name="P40"/>
      <text:p text:style-name="P13">S3 Charges:</text:p>
      <text:list xml:id="list3066905162" text:style-name="L10">
        <text:list-item>
          <text:p text:style-name="P160">Storage</text:p>
        </text:list-item>
        <text:list-item>
          <text:p text:style-name="P160">Requests</text:p>
        </text:list-item>
        <text:list-item>
          <text:p text:style-name="P160">Storage Management Pricing</text:p>
        </text:list-item>
        <text:list-item>
          <text:p text:style-name="P160">Data Transfer Pricing</text:p>
        </text:list-item>
        <text:list-item>
          <text:p text:style-name="P160"><text:span text:style-name="T49">Transfer Acceleration: </text:span><text:span text:style-name="T57">Uses Edge Locations. Stores data close to the end users lowering the latency. </text:span></text:p>
        </text:list-item>
        <text:list-item>
          <text:p text:style-name="P160"><text:span text:style-name="T49">Cross Region Replication Pricing:</text:span> <text:span text:style-name="T56">You can automatically replicate a bucket in another region for high-availability and dissarter recovery. As soon as you upload an object this is automatically replicated in the other region.</text:span></text:p>
        </text:list-item>
      </text:list>
      <text:p text:style-name="P40"/>
      <text:p text:style-name="P40"/>
      <text:p text:style-name="P60"/>
      <text:p text:style-name="P40"/>
      <text:p text:style-name="P40"/>
      <text:p text:style-name="P40"/>
      <text:p text:style-name="P116"><text:soft-page-break/></text:p>
      <text:p text:style-name="P61"/>
      <text:p text:style-name="P31">Create an S3 Bucket:</text:p>
      <text:p text:style-name="P40"/>
      <text:p text:style-name="P62"><text:span text:style-name="T51">C</text:span><text:span text:style-name="T49">reate a default bucket: </text:span><text:s text:c="2"/>Storage - S3 - Create Bucket - Add unique domain name - Create Bucket.</text:p>
      <text:p text:style-name="P62"/>
      <text:p text:style-name="P62"><text:span text:style-name="T51">Upload an object:</text:span><text:span text:style-name="T59"> </text:span>Select your new bucket - <text:span text:style-name="T59">Object tab, </text:span>Upload - leave all default - Upload</text:p>
      <text:p text:style-name="P62"/>
      <text:p text:style-name="P62">The bucket and the image won’t be reachable on inet.</text:p>
      <text:p text:style-name="P62"/>
      <text:p text:style-name="P63"><text:span text:style-name="T49">Make Object public:</text:span> <text:span text:style-name="T60">Go to the bucket - Permissions - Block public access (bucket settings) , Edit - Untic block all public access - Save and confirm.</text:span></text:p>
      <text:p text:style-name="P64"/>
      <text:p text:style-name="P64">Now select the object you want to make public - Actions, Make public.</text:p>
      <text:p text:style-name="P63"/>
      <text:p text:style-name="P64">Go to the object Details, you will see the Object URL there, like https://teest1234569.s3.amazonaws.com/carlos_enrique.png</text:p>
      <text:p text:style-name="P40"/>
      <text:p text:style-name="P97">Exam Tips:</text:p>
      <text:p text:style-name="P40"/>
      <text:list xml:id="list3168087044" text:style-name="L11">
        <text:list-item>
          <text:p text:style-name="P163">Buckets names shares common namespace (Domain). You can not have the same bucket name as someone else, have to be unique for the whole world.</text:p>
          <text:p text:style-name="P163"/>
        </text:list-item>
        <text:list-item>
          <text:p text:style-name="P223"><text:span text:style-name="T22">I</text:span><text:span text:style-name="T10">n the Management console you see the buckets globally but you have to store them in a particular AZ.</text:span></text:p>
          <text:p text:style-name="P164"/>
        </text:list-item>
        <text:list-item>
          <text:p text:style-name="P165">Cross Region Replication, <text:span text:style-name="T77">CRR</text:span>: You can replicate the content of one bucket to another bucket in another Region automatically.</text:p>
          <text:p text:style-name="P165"/>
        </text:list-item>
        <text:list-item>
          <text:p text:style-name="P166">You can change the Storage class and encryption of your objects on the fly.</text:p>
          <text:p text:style-name="P166"/>
        </text:list-item>
        <text:list-item>
          <text:p text:style-name="P167">Remember the storage classes.</text:p>
          <text:p text:style-name="P167"/>
        </text:list-item>
        <text:list-item>
          <text:p text:style-name="P224"><text:span text:style-name="T23">T</text:span><text:span text:style-name="T10">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168"/>
        </text:list-item>
        <text:list-item>
          <text:p text:style-name="P169">Restrict Buckets Access:</text:p>
          <text:list>
            <text:list-item>
              <text:p text:style-name="P169">Bucket Policies: Applies across the whole bucket.</text:p>
            </text:list-item>
            <text:list-item>
              <text:p text:style-name="P169">Object Policies: Applies to individual files.</text:p>
            </text:list-item>
            <text:list-item>
              <text:p text:style-name="P225"><text:span text:style-name="T10">AIM Policies to User/Group: </text:span><text:span text:style-name="T24">Applies to users and groups.</text:span></text:p>
            </text:list-item>
          </text:list>
          <text:p text:style-name="P168"/>
        </text:list-item>
      </text:list>
      <text:p text:style-name="P65"/>
      <text:list xml:id="list170714900273194" text:continue-numbering="true" text:style-name="L11">
        <text:list-header>
          <text:p text:style-name="P167"/>
        </text:list-header>
      </text:list>
      <text:p text:style-name="P40"/>
      <text:p text:style-name="P40"/>
      <text:p text:style-name="P40"/>
      <text:p text:style-name="P40"/>
      <text:p text:style-name="P40"/>
      <text:p text:style-name="P40"/>
      <text:p text:style-name="P40"/>
      <text:p text:style-name="P117"><text:soft-page-break/></text:p>
      <text:p text:style-name="P32">S3 Pricing Tiers:</text:p>
      <text:p text:style-name="P40"/>
      <text:p text:style-name="P14">S3 Charges:</text:p>
      <text:list xml:id="list170714761002915" text:continue-list="list3066905162" text:style-name="L10">
        <text:list-item>
          <text:p text:style-name="P161">Storage</text:p>
        </text:list-item>
        <text:list-item>
          <text:p text:style-name="P161">Requests <text:span text:style-name="T62">and Data Retrievals</text:span></text:p>
        </text:list-item>
        <text:list-item>
          <text:p text:style-name="P162">Data Transfer Pricing</text:p>
        </text:list-item>
        <text:list-item>
          <text:p text:style-name="P161">Storage Management <text:span text:style-name="T63">&amp; Replication </text:span>Pricing</text:p>
        </text:list-item>
        <text:list-item>
          <text:p text:style-name="P161"><text:span text:style-name="T49">Transfer Acceleration: </text:span><text:span text:style-name="T57">Uses Edge Locations. Stores data close to the end users lowering the latency. </text:span></text:p>
        </text:list-item>
        <text:list-item>
          <text:p text:style-name="P161"><text:span text:style-name="T49">Cross Region Replication Pricing:</text:span> <text:span text:style-name="T56">You can automatically replicate a bucket in another region for high-availability and dissarter recovery. As soon as you upload an object this is automatically replicated in the other region.</text:span></text:p>
        </text:list-item>
      </text:list>
      <text:p text:style-name="P40"/>
      <text:p text:style-name="P40"/>
      <text:p text:style-name="P12">S3 Storage <text:span text:style-name="T64">Cost</text:span> </text:p>
      <text:p text:style-name="P12"/>
      <text:list xml:id="list170716535468196" text:continue-list="list170716125509567" text:style-name="L9">
        <text:list-item>
          <text:p text:style-name="P131">S3 Standard:<text:span text:style-name="T10"> </text:span></text:p>
          <text:list>
            <text:list-item>
              <text:p text:style-name="P170">First 50 TB / Month: <text:s/>$0.023 per GB</text:p>
            </text:list-item>
            <text:list-item>
              <text:p text:style-name="P170">Next 450 TB / Month: $0.022 per GB</text:p>
            </text:list-item>
            <text:list-item>
              <text:p text:style-name="P170">Over 500 TB / Month: $0.021 per GB</text:p>
            </text:list-item>
          </text:list>
        </text:list-item>
      </text:list>
      <text:p text:style-name="P74"/>
      <text:list xml:id="list170714696118210" text:continue-numbering="true" text:style-name="L9">
        <text:list-item>
          <text:p text:style-name="P135"><text:span text:style-name="T32">S3 - Intelligent Tiering:</text:span><text:span text:style-name="T34"> </text:span></text:p>
          <text:list>
            <text:list-item>
              <text:p text:style-name="P140"><text:span text:style-name="T34">Exacly the same that S3 Standard but you have access to S3 IA Tier which is always $0.0125 per GB, </text:span><text:span text:style-name="T37">which is half of the price of s3 standard.</text:span></text:p>
            </text:list-item>
            <text:list-item>
              <text:p text:style-name="P141"><text:span text:style-name="T37">M</text:span><text:span text:style-name="T34">onitoring and Automation cost, $0.0025 per 1000 objects. (Every 1000 objects you have to pay this)</text:span></text:p>
            </text:list-item>
          </text:list>
          <text:p text:style-name="P217"/>
        </text:list-item>
        <text:list-item>
          <text:p text:style-name="P131"><text:span text:style-name="T39">S3 - IA</text:span><text:span text:style-name="T36">:</text:span></text:p>
          <text:list>
            <text:list-item>
              <text:p text:style-name="P142"><text:span text:style-name="T36">A</text:span><text:span text:style-name="T34">ll storage / Month: <text:s/>$0.0125 per GB</text:span></text:p>
            </text:list-item>
          </text:list>
          <text:p text:style-name="P219"/>
        </text:list-item>
        <text:list-item>
          <text:p text:style-name="P133"><text:span text:style-name="T40">S</text:span><text:span text:style-name="T32">3 One Zone - IA</text:span><text:span text:style-name="T34">: </text:span></text:p>
          <text:list>
            <text:list-item>
              <text:p text:style-name="P221">All storage / Month: $0.001 per GB</text:p>
            </text:list-item>
          </text:list>
        </text:list-item>
      </text:list>
      <text:p text:style-name="P41"/>
      <text:list xml:id="list170716270325187" text:continue-numbering="true" text:style-name="L9">
        <text:list-item>
          <text:p text:style-name="P137">S3 Glacier:<text:span text:style-name="T10"> </text:span></text:p>
          <text:list>
            <text:list-item>
              <text:p text:style-name="P143"><text:span text:style-name="T34">All storage / Month: $0.0</text:span><text:span text:style-name="T38">04 per GB</text:span></text:p>
            </text:list-item>
          </text:list>
          <text:p text:style-name="P159"/>
        </text:list-item>
        <text:list-item>
          <text:p text:style-name="P139">S3 Glacier Deep Archive<text:span text:style-name="T10">: </text:span></text:p>
          <text:list>
            <text:list-item>
              <text:p text:style-name="P143"><text:span text:style-name="T34">All storage / Month: $0.0</text:span><text:span text:style-name="T38">0099 per GB</text:span></text:p>
            </text:list-item>
          </text:list>
        </text:list-item>
      </text:list>
      <text:p text:style-name="P40"/>
      <text:p text:style-name="P66"><text:span text:style-name="T5">Exam Tip</text:span><text:span text:style-name="T6">s</text:span><text:span text:style-name="T5">:</text:span><text:span text:style-name="T2"> </text:span><text:s/>Which Tier of S3 should I use for a given scenario.</text:p>
      <text:p text:style-name="P40"/>
      <text:p text:style-name="P16">Order from expensive to chepeast:</text:p>
      <text:list xml:id="list201485829" text:style-name="L12">
        <text:list-item>
          <text:p text:style-name="P171">S3 Standard</text:p>
        </text:list-item>
        <text:list-item>
          <text:p text:style-name="P171">S3 - Infrequent Access</text:p>
        </text:list-item>
        <text:list-item>
          <text:p text:style-name="P172">S3 - Intelligent Tiering →<text:span text:style-name="T65"> Uses </text:span>S3 <text:span text:style-name="T65">Standard and </text:span>S3 - <text:span text:style-name="T65">IA</text:span></text:p>
        </text:list-item>
        <text:list-item>
          <text:p text:style-name="P171">S3 <text:s/>One Zone - IA →<text:span text:style-name="T66"> Risk of losing data if the AZ dies.</text:span></text:p>
        </text:list-item>
        <text:list-item>
          <text:p text:style-name="P171">S3 Glacier </text:p>
        </text:list-item>
        <text:list-item>
          <text:p text:style-name="P171">S3 Glacier Deep Archive</text:p>
        </text:list-item>
      </text:list>
      <text:p text:style-name="P40"/>
      <text:p text:style-name="P40"/>
      <text:p text:style-name="P40"/>
      <text:p text:style-name="P118"><text:soft-page-break/></text:p>
      <text:p text:style-name="P68"/>
      <text:p text:style-name="P33">S3 Security and Encryption:</text:p>
      <text:p text:style-name="P40"/>
      <text:p text:style-name="P69">By default all newly created buckets are private. You can set up access control to your buckets using:</text:p>
      <text:list xml:id="list2344016050" text:style-name="L13">
        <text:list-item>
          <text:p text:style-name="P173">Bucket Policies →<text:span text:style-name="T67"> applied on Buckets</text:span></text:p>
        </text:list-item>
        <text:list-item>
          <text:p text:style-name="P173">Access Control Lists → applied on Objects</text:p>
        </text:list-item>
      </text:list>
      <text:p text:style-name="P40"/>
      <text:p text:style-name="P70">Buckets can be configured to create access logs which logs all requests made to th S3 buckets.This can be sent to another bucket and even another bucket in another account.</text:p>
      <text:p text:style-name="P70"/>
      <text:p text:style-name="P17">Types of Encryption: <text:span text:style-name="T61">Exam Tip</text:span></text:p>
      <text:p text:style-name="P23"/>
      <text:list xml:id="list2955612093" text:style-name="L14">
        <text:list-item>
          <text:p text:style-name="P174"><text:span text:style-name="T49">Encry</text:span><text:span text:style-name="T52">p</text:span><text:span text:style-name="T49">tion In Transit:</text:span> <text:s text:c="2"/><text:span text:style-name="T68">When the browser uses https. Achieved by SSL/TLS. Encrypted between my computer and the server.</text:span></text:p>
          <text:p text:style-name="P174"/>
        </text:list-item>
        <text:list-item>
          <text:p text:style-name="P175"><text:span text:style-name="T49">Encryption At Rest:</text:span> <text:s/>Is where we encrypt the data that will be stored. </text:p>
          <text:p text:style-name="P175"/>
          <text:list>
            <text:list-item>
              <text:p text:style-name="P176">Server Side: Where AWS helps you to encrypt the object:</text:p>
              <text:p text:style-name="P176"/>
              <text:list>
                <text:list-item>
                  <text:p text:style-name="P177"><text:span text:style-name="T49">S3 Managed Keys</text:span> - <text:span text:style-name="T2">SSE-S3 </text:span>(Server Side Encryption). AWS manages the keys</text:p>
                  <text:p text:style-name="P177"/>
                </text:list-item>
                <text:list-item>
                  <text:p text:style-name="P178"><text:span text:style-name="T49">AWS Key Management Service</text:span>, Managed Keys - <text:span text:style-name="T2">SSE-KMS</text:span>. Managed by me and AWS together.</text:p>
                  <text:p text:style-name="P178"/>
                </text:list-item>
                <text:list-item>
                  <text:p text:style-name="P179"><text:span text:style-name="T49">Server Side Encryption with Customer Provided Keys </text:span>- <text:span text:style-name="T2">SSE-C</text:span>. You give AWS your keys, <text:span text:style-name="T69">you can encrypt your S3 objects as well.</text:span></text:p>
                </text:list-item>
              </text:list>
              <text:p text:style-name="P176"/>
            </text:list-item>
            <text:list-item>
              <text:p text:style-name="P176">Client Side: You encrypt the object and then upload it to S3.</text:p>
            </text:list-item>
          </text:list>
        </text:list-item>
      </text:list>
      <text:p text:style-name="P40"/>
      <text:p text:style-name="P18">Encrypt an Object:</text:p>
      <text:p text:style-name="P71">S3 - Select the bucket you want - Select the object you want to encrypt - Server-side encryption settings - Edit - Amazon S3 key (SSE-S3) - <text:span text:style-name="T70">Save</text:span></text:p>
      <text:p text:style-name="P40"/>
      <text:p text:style-name="P19">Encrypt a Bucket: <text:span text:style-name="T10">→ </text:span><text:span text:style-name="T25">Much more efficient </text:span></text:p>
      <text:p text:style-name="P72">Select the bucket you want to encrypt - Properties - Default encryption, Edit - Enable, Amazon S3 key (SSE-S3) - Save changes</text:p>
      <text:p text:style-name="P40"/>
      <text:p text:style-name="P73">Now all objects that we put into this bucket will be encrypted.</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19"><text:soft-page-break/></text:p>
      <text:p text:style-name="P75"/>
      <text:p text:style-name="P34">S3 - Versioning:</text:p>
      <text:p text:style-name="P67"><text:span text:style-name="T5">Exam Tip</text:span><text:span text:style-name="T6">s</text:span><text:span text:style-name="T5">:</text:span></text:p>
      <text:list xml:id="list3863636240" text:style-name="L15">
        <text:list-item>
          <text:p text:style-name="P180">Stores all versions of an object (including all writes and even if you delete an object)</text:p>
          <text:p text:style-name="P180"/>
        </text:list-item>
        <text:list-item>
          <text:p text:style-name="P180">Great backup tool.</text:p>
          <text:p text:style-name="P180"/>
        </text:list-item>
        <text:list-item>
          <text:p text:style-name="P180">Once enabled Versioning can NOT be disabled, only suspended. You have to remove the bucket and create a new one to see it as disabled. If you make it suspended the new objects won’t be versioned but the old objects will keep it’s versions.</text:p>
          <text:p text:style-name="P180"/>
        </text:list-item>
        <text:list-item>
          <text:p text:style-name="P181">Integrates Lifecycle rules</text:p>
          <text:p text:style-name="P181"/>
        </text:list-item>
        <text:list-item>
          <text:p text:style-name="P181">It comes with MFA Delete capability, which can be used to provide an additional layer of security.</text:p>
        </text:list-item>
      </text:list>
      <text:p text:style-name="P76"/>
      <text:p text:style-name="P76"/>
      <text:p text:style-name="P102">Create a bucket and upload an object:</text:p>
      <text:p text:style-name="P77">Create the bucket as public and enable the Bucket Versioning.</text:p>
      <text:p text:style-name="P40"/>
      <text:p text:style-name="P102">Upload an object several times:</text:p>
      <text:p text:style-name="P77">Create a notepad called Document.txt with the text: This is version 1.0</text:p>
      <text:p text:style-name="P77"/>
      <text:p text:style-name="P77">Upload it to the new bucket.</text:p>
      <text:p text:style-name="P77"/>
      <text:p text:style-name="P77">Modify the text to: <text:s/>This is Version 2.0 and upload it</text:p>
      <text:p text:style-name="P77"/>
      <text:p text:style-name="P77">Tick the List versions button, you will see both documents there, the lastly updated is the current document and the first document uploaded is the oldest version.</text:p>
      <text:p text:style-name="P77"/>
      <text:p text:style-name="P77">You have to make each document public to be reachable through internet. Every new version will need to be made public.</text:p>
      <text:p text:style-name="P40"/>
      <text:p text:style-name="P102">Delete an Object:</text:p>
      <text:p text:style-name="P78">With the List versions unticket, you only can see the last object and not the old versions, click on Delete.</text:p>
      <text:p text:style-name="P78"/>
      <text:p text:style-name="P78">Type delete to confirm it.</text:p>
      <text:p text:style-name="P40"/>
      <text:p text:style-name="P79">This is NOT deleting the object, just made it dissapear from the list of objects.</text:p>
      <text:p text:style-name="P79"/>
      <text:p text:style-name="P79">Tick the List versioning and you will see it as Delete marker. Delete is hiding the current version from your view but it is still there marked as Delete marker.</text:p>
      <text:p text:style-name="P79"/>
      <text:p text:style-name="P103">Restore an object:</text:p>
      <text:p text:style-name="P80">Select the Delete marker object and hit Delete. This will delete the Delete marker and will make the object available again.</text:p>
      <text:p text:style-name="P40"/>
      <text:p text:style-name="P81">Now you can see the document through internet again, the text will show: </text:p>
      <text:p text:style-name="P81">This is version 3.0. Last version</text:p>
      <text:p text:style-name="P81"/>
      <text:p text:style-name="P104"><text:soft-page-break/>Suspend Versioning:</text:p>
      <text:p text:style-name="P82">This prevents the creation of new objects but preserves the old ones.</text:p>
      <text:p text:style-name="P82"/>
      <text:p text:style-name="P105">Delete objects:</text:p>
      <text:p text:style-name="P83">You have to go one by one, each version of the object.</text:p>
      <text:p text:style-name="P83"/>
      <text:p text:style-name="P83">Tick the version you want to delete and hit Delete button -- confirm typing the text permanently delete -- Delete objects</text:p>
      <text:p text:style-name="P83"/>
      <text:p text:style-name="P83">You can tick all the versioned objects to delete them all together.</text:p>
      <text:p text:style-name="P83"/>
      <text:p text:style-name="P120"/>
      <text:p text:style-name="P84"/>
      <text:p text:style-name="P35">Lifecycle Management with S3</text:p>
      <text:p text:style-name="P195"><text:span text:style-name="T5">Exam Tip</text:span><text:span text:style-name="T6">s</text:span><text:span text:style-name="T5">:</text:span></text:p>
      <text:p text:style-name="P187"/>
      <text:list xml:id="list3044746276" text:style-name="L19">
        <text:list-item>
          <text:p text:style-name="P193">What lifecycle is: <text:s/>Automates moving your objects between the different storage tiers.</text:p>
          <text:p text:style-name="P193"/>
        </text:list-item>
        <text:list-item>
          <text:p text:style-name="P194">It allows you to delete objects to after X time.</text:p>
          <text:p text:style-name="P188"/>
        </text:list-item>
        <text:list-item>
          <text:p text:style-name="P193">Can be used in conjunction with versioning, to move old versions of the objects.</text:p>
        </text:list-item>
      </text:list>
      <text:p text:style-name="P192"/>
      <text:p text:style-name="P192"/>
      <text:p text:style-name="P85">Go to the bucket created in the previous lecture -- Management -- Create lifecycle rule:</text:p>
      <text:p text:style-name="P85"/>
      <text:p text:style-name="P86">Add a name: Main Lifecycle Rule</text:p>
      <text:p text:style-name="P86"/>
      <text:p text:style-name="P22">Choose a rule scope:</text:p>
      <text:p text:style-name="P86"/>
      <text:list xml:id="list243847925" text:style-name="L16">
        <text:list-item>
          <text:p text:style-name="P182">Limit the scope of this rule using one or more filters</text:p>
        </text:list-item>
        <text:list-item>
          <text:p text:style-name="P182">This rule applies to all objects in the bucket <text:span text:style-name="T71">(will ask you to ack)</text:span></text:p>
        </text:list-item>
      </text:list>
      <text:p text:style-name="P40"/>
      <text:p text:style-name="P40"/>
      <text:p text:style-name="P21">Lifecycle rule actions:</text:p>
      <text:p text:style-name="P40"/>
      <text:list xml:id="list2907432607" text:style-name="L17">
        <text:list-item>
          <text:p text:style-name="P183">Transition current versions of objects between storage classes: <text:s text:c="4"/><text:span text:style-name="T72">Move the object to another storage class in X days. </text:span></text:p>
          <text:p text:style-name="P183"/>
        </text:list-item>
        <text:list-item>
          <text:p text:style-name="P183">Transition previous versions of objects between storage classes: <text:s text:c="3"/><text:span text:style-name="T72">Move an old version of the object to another storage class in X days.</text:span></text:p>
          <text:p text:style-name="P183"/>
        </text:list-item>
        <text:list-item>
          <text:p text:style-name="P183">Expire current versions of objects</text:p>
          <text:p text:style-name="P183"/>
        </text:list-item>
        <text:list-item>
          <text:p text:style-name="P183">Permanently delete previous versions of objects: <text:s text:c="4"/><text:span text:style-name="T73">Delete an old version after X days</text:span></text:p>
          <text:p text:style-name="P183"/>
        </text:list-item>
        <text:list-item>
          <text:p text:style-name="P183">Delete expired delete markers or incomplete multipart uploads</text:p>
          <text:p text:style-name="P183"/>
        </text:list-item>
        <text:list-item>
          <text:p text:style-name="P183">When a lifecycle rule is scoped with tags, these actions are unavailable.</text:p>
        </text:list-item>
      </text:list>
      <text:p text:style-name="P40"/>
      <text:p text:style-name="P40"/>
      <text:p text:style-name="P40"/>
      <text:p text:style-name="P87"><text:soft-page-break/>Transitions: You can add more transitions, example: After 30 days move the current version to Standard-IA and after 60 days move it to Gracier.</text:p>
      <text:p text:style-name="P40"/>
      <text:p text:style-name="P185"/>
      <text:p text:style-name="P185">At the end you have a a Timeline summary informing of the rules created:</text:p>
      <text:p text:style-name="P88"/>
      <text:p text:style-name="P88"><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You can see, edit, <text:span text:style-name="T74">disable, </text:span>delete the rule going to Management in the bucket.</text:p>
      <text:p text:style-name="P88"/>
      <text:p text:style-name="P186"/>
      <text:p text:style-name="P121"/>
      <text:p text:style-name="P90"/>
      <text:p text:style-name="P36">S3 Object Lock &amp; Glacier Vault Lock</text:p>
      <text:p text:style-name="P88"/>
      <text:p text:style-name="P91">You can use S3 Object Lock to store objects using a <text:span text:style-name="T49">write once, read many</text:span> (<text:span text:style-name="T2">WORM</text:span>) model.</text:p>
      <text:p text:style-name="P91">It helps you to prevent objects to being deleted or modified for a fixed amount of time or indefinitely.</text:p>
      <text:p text:style-name="P91"/>
      <text:p text:style-name="P92">You can use it to meet regularoty requirements that require WORM storage, or add extra layer of protection against object changes and deletion.</text:p>
      <text:p text:style-name="P92"/>
      <text:p text:style-name="P20">Modes:</text:p>
      <text:list xml:id="list322285585" text:style-name="L18">
        <text:list-item>
          <text:p text:style-name="P189"><text:span text:style-name="T49">Governance Mode: </text:span><text:span text:style-name="T75">You can grant some users special permissions to delete, alter an object or <text:s/>alter the retention settings. The rest of the users can not do anything.</text:span></text:p>
          <text:p text:style-name="P189"/>
        </text:list-item>
        <text:list-item>
          <text:p text:style-name="P190"><text:span text:style-name="T49">Compliance Mode</text:span>: No one, not even the Root, can modify or delete the object version.<text:span text:style-name="T76">It’s retention mode </text:span><text:span text:style-name="T4">can NOT be changed </text:span><text:span text:style-name="T76">and it’s retention period can not be shortened by no one, ensuring that the object version won’t be deleted or modified during the </text:span><text:span text:style-name="T4">Retention Period.</text:span><text:span text:style-name="T2"> </text:span></text:p>
        </text:list-item>
      </text:list>
      <text:p text:style-name="P93"/>
      <text:p text:style-name="P93"/>
      <text:p text:style-name="P93"/>
      <text:p text:style-name="P93"/>
      <text:p text:style-name="P93"/>
      <text:p text:style-name="P93"/>
      <text:p text:style-name="P144"><text:soft-page-break/><text:span text:style-name="T32">Retention Periods:</text:span></text:p>
      <text:p text:style-name="P196">Is the time that an object version will be protected against overwritten/delete actions. You set up the retention period. </text:p>
      <text:p text:style-name="P196"/>
      <text:p text:style-name="P196">At the end of the RP the object version can be overwritten or deleted unless you also placed a Legal Hold on the object version.</text:p>
      <text:p text:style-name="P196"/>
      <text:p text:style-name="P197">When you place a RP, AWS S3 stores a timestamp in the object version’s metadata to indicate when the RP expires.</text:p>
      <text:p text:style-name="P196"/>
      <text:p text:style-name="P94"><text:span text:style-name="T2">Legal Holds:</text:span> </text:p>
      <text:p text:style-name="P198">Prevents an object version from being overwritten or deleted. Like the RP.</text:p>
      <text:p text:style-name="P198"/>
      <text:p text:style-name="P198">However a Legal Hold doesn’t have an associated retention period and remains in effect until removed <text:span text:style-name="T78">the legal hold.</text:span></text:p>
      <text:p text:style-name="P88"/>
      <text:p text:style-name="P199">Legal Holds can be placed and removed by any user who has the s3:PutObjectLegalHold permission.</text:p>
      <text:p text:style-name="P88"/>
      <text:p text:style-name="P88"/>
      <text:p text:style-name="P145"><text:span text:style-name="T79">S3 </text:span>Glacier Vault Lock: <text:s text:c="2"/><text:span text:style-name="T27">Is a way of locking objects into Glaciar s</text:span><text:span text:style-name="T26">imilar to S3 Object Lock.</text:span></text:p>
      <text:p text:style-name="P200"/>
      <text:p text:style-name="P200">You can lock a Vault Lock policy with WORM for example and lock the policy for future edits. Once locked the policy can no longer be changed.</text:p>
      <text:p text:style-name="P200"/>
      <text:p text:style-name="P200"/>
      <text:p text:style-name="P146">Exam Tips:</text:p>
      <text:p text:style-name="P88"/>
      <text:list xml:id="list1008217658" text:style-name="L20">
        <text:list-item>
          <text:p text:style-name="P201">Use S3 Object Lock to store objects using a WORM model, write once, read many.</text:p>
          <text:p text:style-name="P201"/>
        </text:list-item>
        <text:list-item>
          <text:p text:style-name="P203">Object locks can be on individual objects or applied across the bucket as a whole.</text:p>
          <text:p text:style-name="P203"/>
        </text:list-item>
        <text:list-item>
          <text:p text:style-name="P204">Object locks ome in two models: </text:p>
          <text:list>
            <text:list-item>
              <text:p text:style-name="P204">Governance mode: <text:span text:style-name="T80">The object can be modified if you have special permissions.</text:span></text:p>
            </text:list-item>
            <text:list-item>
              <text:p text:style-name="P204">Compliance mode: <text:span text:style-name="T80">No one can modify the object. You habe to wait utill the Retention Perion set is over.</text:span></text:p>
            </text:list-item>
          </text:list>
          <text:p text:style-name="P206"/>
        </text:list-item>
        <text:list-item>
          <text:p text:style-name="P206">S3 Glaciar Vault Lock: To lock Objects inside glacier tier.</text:p>
        </text:list-item>
      </text:list>
      <text:p text:style-name="P205"/>
      <text:p text:style-name="P205"/>
      <text:p text:style-name="P202"/>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88"/>
      <text:p text:style-name="P88"/>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04T17:07:14.398442700</dc:date>
    <meta:editing-duration>PT15H52M18S</meta:editing-duration>
    <meta:editing-cycles>245</meta:editing-cycles>
    <meta:generator>LibreOffice/6.0.7.3$Linux_X86_64 LibreOffice_project/00m0$Build-3</meta:generator>
    <meta:document-statistic meta:table-count="0" meta:image-count="4" meta:object-count="0" meta:page-count="14" meta:paragraph-count="305" meta:word-count="3585" meta:character-count="19673" meta:non-whitespace-character-count="16450"/>
  </office:meta>
</office:document-meta>
</file>